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rw-din" svg:font-family="urw-din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27dd2b" officeooo:paragraph-rsid="0027dd2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a15f7c" officeooo:paragraph-rsid="0025f70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c62127" officeooo:paragraph-rsid="00336a6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013e4" officeooo:paragraph-rsid="0028e0d9" fo:background-color="#dddd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#dddd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8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60" style:family="paragraph" style:parent-style-name="Standard">
      <style:paragraph-properties fo:line-height="115%"/>
      <style:text-properties style:font-name="Ubuntu" fo:font-size="12pt" officeooo:rsid="00211511" officeooo:paragraph-rsid="002d7889" style:font-size-asian="12pt" style:font-size-complex="12pt"/>
    </style:style>
    <style:style style:name="P61" style:family="paragraph" style:parent-style-name="Standard">
      <style:paragraph-properties fo:line-height="115%"/>
      <style:text-properties style:font-name="Ubuntu" fo:font-size="12pt" officeooo:rsid="00211511" officeooo:paragraph-rsid="002a85ac" style:font-size-asian="12pt" style:font-size-complex="12pt"/>
    </style:style>
    <style:style style:name="P62" style:family="paragraph" style:parent-style-name="Standard">
      <style:paragraph-properties fo:line-height="115%"/>
      <style:text-properties style:font-name="Ubuntu" fo:font-size="12pt" officeooo:rsid="00211511" officeooo:paragraph-rsid="002c7c93" style:font-size-asian="12pt" style:font-size-complex="12pt"/>
    </style:style>
    <style:style style:name="P63" style:family="paragraph" style:parent-style-name="Standard">
      <style:paragraph-properties fo:line-height="115%"/>
      <style:text-properties style:font-name="Ubuntu" fo:font-size="12pt" officeooo:rsid="00211511" officeooo:paragraph-rsid="0030fea3" style:font-size-asian="12pt" style:font-size-complex="12pt"/>
    </style:style>
    <style:style style:name="P64" style:family="paragraph" style:parent-style-name="Standard">
      <style:paragraph-properties fo:line-height="115%"/>
      <style:text-properties style:font-name="Ubuntu" fo:font-size="12pt" officeooo:rsid="00211511" officeooo:paragraph-rsid="0031674f" style:font-size-asian="12pt" style:font-size-complex="12pt"/>
    </style:style>
    <style:style style:name="P65" style:family="paragraph" style:parent-style-name="Standard">
      <style:paragraph-properties fo:line-height="115%"/>
      <style:text-properties style:font-name="Ubuntu" fo:font-size="12pt" officeooo:rsid="00211511" officeooo:paragraph-rsid="00336b69" style:font-size-asian="12pt" style:font-size-complex="12pt"/>
    </style:style>
    <style:style style:name="P66" style:family="paragraph" style:parent-style-name="Standard">
      <style:paragraph-properties fo:line-height="115%"/>
      <style:text-properties style:font-name="Ubuntu" fo:font-size="12pt" officeooo:rsid="00211511" officeooo:paragraph-rsid="00344a06" style:font-size-asian="12pt" style:font-size-complex="12pt"/>
    </style:style>
    <style:style style:name="P67" style:family="paragraph" style:parent-style-name="Standard">
      <style:paragraph-properties fo:line-height="115%"/>
      <style:text-properties style:font-name="Ubuntu" fo:font-size="12pt" officeooo:rsid="00211511" officeooo:paragraph-rsid="0034d4c9" style:font-size-asian="12pt" style:font-size-complex="12pt"/>
    </style:style>
    <style:style style:name="P68" style:family="paragraph" style:parent-style-name="Standard">
      <style:paragraph-properties fo:line-height="115%"/>
      <style:text-properties style:font-name="Ubuntu" fo:font-size="12pt" officeooo:rsid="00211511" officeooo:paragraph-rsid="003b503f" style:font-size-asian="12pt" style:font-size-complex="12pt"/>
    </style:style>
    <style:style style:name="P69" style:family="paragraph" style:parent-style-name="Standard">
      <style:paragraph-properties fo:line-height="115%"/>
      <style:text-properties style:font-name="Ubuntu" fo:font-size="12pt" officeooo:rsid="00211511" officeooo:paragraph-rsid="003ba78f" style:font-size-asian="12pt" style:font-size-complex="12pt"/>
    </style:style>
    <style:style style:name="P70" style:family="paragraph" style:parent-style-name="Standard">
      <style:paragraph-properties fo:line-height="115%"/>
      <style:text-properties style:font-name="Ubuntu" fo:font-size="12pt" officeooo:rsid="00211511" officeooo:paragraph-rsid="003cf9b9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Ubuntu" fo:font-size="12pt" officeooo:rsid="00211511" officeooo:paragraph-rsid="003de2e9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Ubuntu" fo:font-size="12pt" officeooo:rsid="00211511" officeooo:paragraph-rsid="003de987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Ubuntu" fo:font-size="12pt" officeooo:rsid="00211511" officeooo:paragraph-rsid="003f4a69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Ubuntu" fo:font-size="12pt" officeooo:rsid="00211511" officeooo:paragraph-rsid="00411eb5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Ubuntu" fo:font-size="12pt" officeooo:rsid="00211511" officeooo:paragraph-rsid="00424285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Ubuntu" fo:font-size="12pt" officeooo:rsid="00211511" officeooo:paragraph-rsid="00435e4b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Ubuntu" fo:font-size="12pt" officeooo:rsid="00211511" officeooo:paragraph-rsid="00462c1e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Ubuntu" fo:font-size="12pt" officeooo:rsid="00211511" officeooo:paragraph-rsid="00482240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Ubuntu" fo:font-size="12pt" officeooo:rsid="00211511" officeooo:paragraph-rsid="004865c8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Ubuntu" fo:font-size="12pt" officeooo:rsid="00211511" officeooo:paragraph-rsid="0048a524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Ubuntu" fo:font-size="12pt" officeooo:rsid="00211511" officeooo:paragraph-rsid="00492cf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Ubuntu" fo:font-size="12pt" officeooo:rsid="00344a06" officeooo:paragraph-rsid="00344a06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Ubuntu" fo:font-size="12pt" officeooo:rsid="00344a06" officeooo:paragraph-rsid="0034d4c9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Ubuntu" fo:font-size="12pt" officeooo:rsid="00344a06" officeooo:paragraph-rsid="003a3007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Ubuntu" fo:font-size="12pt" officeooo:rsid="0037f912" officeooo:paragraph-rsid="0037f912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Ubuntu" fo:font-size="12pt" officeooo:rsid="0037f912" officeooo:paragraph-rsid="00211511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Ubuntu" fo:font-size="12pt" officeooo:rsid="0037f912" officeooo:paragraph-rsid="0056df5d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Ubuntu" fo:font-size="12pt" officeooo:rsid="002d4f80" officeooo:paragraph-rsid="00424285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Ubuntu" fo:font-size="12pt" officeooo:rsid="004c527f" officeooo:paragraph-rsid="004c527f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Ubuntu" fo:font-size="12pt" officeooo:rsid="0052bc72" officeooo:paragraph-rsid="0052bc72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Ubuntu" fo:font-size="12pt" officeooo:rsid="005a2a74" officeooo:paragraph-rsid="005a2a74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Ubuntu" fo:font-size="12pt" officeooo:rsid="005bb928" officeooo:paragraph-rsid="005bb928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Ubuntu" fo:font-size="12pt" officeooo:rsid="0037f912" officeooo:paragraph-rsid="0037f912" fo:background-color="#dddddd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Ubuntu" fo:font-size="12pt" officeooo:rsid="0068852f" officeooo:paragraph-rsid="0048a524" fo:background-color="#dddddd" style:font-size-asian="12pt" style:font-size-complex="12pt"/>
    </style:style>
    <style:style style:name="P97" style:family="paragraph" style:parent-style-name="Standard">
      <style:paragraph-properties fo:line-height="115%"/>
      <style:text-properties style:font-name="Ubuntu" fo:font-size="12pt" officeooo:rsid="005a2a74" officeooo:paragraph-rsid="005a2a74" fo:background-color="#dddddd" style:font-size-asian="12pt" style:font-size-complex="12pt"/>
    </style:style>
    <style:style style:name="P98" style:family="paragraph" style:parent-style-name="Standard">
      <style:paragraph-properties fo:line-height="115%"/>
      <style:text-properties style:font-name="Ubuntu" fo:font-size="12pt" officeooo:rsid="005dda0d" officeooo:paragraph-rsid="005dda0d" style:font-size-asian="12pt" style:font-size-complex="12pt"/>
    </style:style>
    <style:style style:name="P99" style:family="paragraph" style:parent-style-name="Standard">
      <style:paragraph-properties fo:line-height="115%"/>
      <style:text-properties style:font-name="Ubuntu" fo:font-size="12pt" officeooo:rsid="005dda0d" officeooo:paragraph-rsid="0062cd0c" style:font-size-asian="12pt" style:font-size-complex="12pt"/>
    </style:style>
    <style:style style:name="P100" style:family="paragraph" style:parent-style-name="Standard">
      <style:paragraph-properties fo:line-height="115%"/>
      <style:text-properties style:font-name="Ubuntu" fo:font-size="12pt" officeooo:rsid="005e169d" officeooo:paragraph-rsid="005e169d" style:font-size-asian="12pt" style:font-size-complex="12pt"/>
    </style:style>
    <style:style style:name="P101" style:family="paragraph" style:parent-style-name="Standard">
      <style:paragraph-properties fo:line-height="115%"/>
      <style:text-properties style:font-name="Ubuntu" fo:font-size="12pt" officeooo:rsid="006223ae" officeooo:paragraph-rsid="006223ae" style:font-size-asian="12pt" style:font-size-complex="12pt"/>
    </style:style>
    <style:style style:name="P102" style:family="paragraph" style:parent-style-name="Standard">
      <style:paragraph-properties fo:line-height="115%"/>
      <style:text-properties style:font-name="Ubuntu" fo:font-size="12pt" officeooo:rsid="00639105" officeooo:paragraph-rsid="00639105" style:font-size-asian="12pt" style:font-size-complex="12pt"/>
    </style:style>
    <style:style style:name="P103" style:family="paragraph" style:parent-style-name="Standard">
      <style:paragraph-properties fo:line-height="115%"/>
      <style:text-properties style:font-name="Ubuntu" fo:font-size="12pt" officeooo:rsid="00639105" officeooo:paragraph-rsid="00667815" style:font-size-asian="12pt" style:font-size-complex="12pt"/>
    </style:style>
    <style:style style:name="P104" style:family="paragraph" style:parent-style-name="Standard">
      <style:paragraph-properties fo:line-height="115%"/>
      <style:text-properties style:font-name="Ubuntu" fo:font-size="12pt" officeooo:rsid="00639105" officeooo:paragraph-rsid="00684991" style:font-size-asian="12pt" style:font-size-complex="12pt"/>
    </style:style>
    <style:style style:name="P105" style:family="paragraph" style:parent-style-name="Standard">
      <style:paragraph-properties fo:line-height="115%"/>
      <style:text-properties style:font-name="Ubuntu" fo:font-size="12pt" officeooo:rsid="00639105" officeooo:paragraph-rsid="006d6cc4" style:font-size-asian="12pt" style:font-size-complex="12pt"/>
    </style:style>
    <style:style style:name="P106" style:family="paragraph" style:parent-style-name="Standard">
      <style:paragraph-properties fo:line-height="115%"/>
      <style:text-properties style:font-name="Ubuntu" fo:font-size="12pt" officeooo:rsid="00639105" officeooo:paragraph-rsid="006e58d4" style:font-size-asian="12pt" style:font-size-complex="12pt"/>
    </style:style>
    <style:style style:name="P107" style:family="paragraph" style:parent-style-name="Standard">
      <style:paragraph-properties fo:line-height="115%"/>
      <style:text-properties style:font-name="Ubuntu" fo:font-size="12pt" officeooo:rsid="0066457c" officeooo:paragraph-rsid="00684991" style:font-size-asian="12pt" style:font-size-complex="12pt"/>
    </style:style>
    <style:style style:name="P108" style:family="paragraph" style:parent-style-name="Standard">
      <style:paragraph-properties fo:line-height="115%"/>
      <style:text-properties style:font-name="Ubuntu" fo:font-size="12pt" officeooo:rsid="00211511" officeooo:paragraph-rsid="0069ac23" style:font-size-asian="12pt" style:font-size-complex="12pt"/>
    </style:style>
    <style:style style:name="P109" style:family="paragraph" style:parent-style-name="Standard">
      <style:paragraph-properties fo:line-height="115%"/>
      <style:text-properties style:font-name="Ubuntu" fo:font-size="12pt" officeooo:rsid="006b7c59" officeooo:paragraph-rsid="006b7c59" style:font-size-asian="12pt" style:font-size-complex="12pt"/>
    </style:style>
    <style:style style:name="P110" style:family="paragraph" style:parent-style-name="Standard">
      <style:paragraph-properties fo:line-height="115%"/>
      <style:text-properties style:font-name="Ubuntu" fo:font-size="12pt" officeooo:rsid="006ce0e3" officeooo:paragraph-rsid="006d6cc4" style:font-size-asian="12pt" style:font-size-complex="12pt"/>
    </style:style>
    <style:style style:name="P111" style:family="paragraph" style:parent-style-name="Standard">
      <style:paragraph-properties fo:line-height="115%"/>
      <style:text-properties style:font-name="Ubuntu" fo:font-size="12pt" officeooo:rsid="006f7330" officeooo:paragraph-rsid="006f7330" style:font-size-asian="12pt" style:font-size-complex="12pt"/>
    </style:style>
    <style:style style:name="P112" style:family="paragraph" style:parent-style-name="Standard">
      <style:paragraph-properties fo:line-height="115%"/>
      <style:text-properties officeooo:paragraph-rsid="00639105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officeooo:rsid="00211511" fo:background-color="#dddddd" loext:char-shading-value="0"/>
    </style:style>
    <style:style style:name="T13" style:family="text">
      <style:text-properties officeooo:rsid="0077fec0" fo:background-color="#dddddd" loext:char-shading-value="0"/>
    </style:style>
    <style:style style:name="T14" style:family="text">
      <style:text-properties officeooo:rsid="007b7cae" fo:background-color="#dddddd" loext:char-shading-value="0"/>
    </style:style>
    <style:style style:name="T15" style:family="text">
      <style:text-properties officeooo:rsid="0020b9aa" fo:background-color="#dddddd" loext:char-shading-value="0"/>
    </style:style>
    <style:style style:name="T16" style:family="text">
      <style:text-properties officeooo:rsid="00263a4b" fo:background-color="#dddddd" loext:char-shading-value="0"/>
    </style:style>
    <style:style style:name="T17" style:family="text">
      <style:text-properties officeooo:rsid="00162d95" fo:background-color="#dddddd" loext:char-shading-value="0"/>
    </style:style>
    <style:style style:name="T18" style:family="text">
      <style:text-properties officeooo:rsid="001327bc" fo:background-color="#dddddd" loext:char-shading-value="0"/>
    </style:style>
    <style:style style:name="T19" style:family="text">
      <style:text-properties officeooo:rsid="00226011" fo:background-color="#dddddd" loext:char-shading-value="0"/>
    </style:style>
    <style:style style:name="T20" style:family="text">
      <style:text-properties officeooo:rsid="002365c1" fo:background-color="#dddddd" loext:char-shading-value="0"/>
    </style:style>
    <style:style style:name="T21" style:family="text">
      <style:text-properties officeooo:rsid="0027aeb4" fo:background-color="#dddddd" loext:char-shading-value="0"/>
    </style:style>
    <style:style style:name="T22" style:family="text">
      <style:text-properties officeooo:rsid="002f3a6f" fo:background-color="#dddddd" loext:char-shading-value="0"/>
    </style:style>
    <style:style style:name="T23" style:family="text">
      <style:text-properties officeooo:rsid="003393b3" fo:background-color="#dddddd" loext:char-shading-value="0"/>
    </style:style>
    <style:style style:name="T24" style:family="text">
      <style:text-properties officeooo:rsid="00347b23" fo:background-color="#dddddd" loext:char-shading-value="0"/>
    </style:style>
    <style:style style:name="T25" style:family="text">
      <style:text-properties officeooo:rsid="003f4a69" fo:background-color="#dddddd" loext:char-shading-value="0"/>
    </style:style>
    <style:style style:name="T26" style:family="text">
      <style:text-properties officeooo:rsid="0036edd9" fo:background-color="#dddddd" loext:char-shading-value="0"/>
    </style:style>
    <style:style style:name="T27" style:family="text">
      <style:text-properties officeooo:rsid="0038b16f" fo:background-color="#dddddd" loext:char-shading-value="0"/>
    </style:style>
    <style:style style:name="T28" style:family="text">
      <style:text-properties officeooo:rsid="00305031" fo:background-color="#dddddd" loext:char-shading-value="0"/>
    </style:style>
    <style:style style:name="T29" style:family="text">
      <style:text-properties officeooo:rsid="00462c1e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1068" fo:background-color="#dddddd" loext:char-shading-value="0"/>
    </style:style>
    <style:style style:name="T32" style:family="text">
      <style:text-properties officeooo:rsid="005f50a5" fo:background-color="#dddddd" loext:char-shading-value="0"/>
    </style:style>
    <style:style style:name="T33" style:family="text">
      <style:text-properties officeooo:rsid="00671791" fo:background-color="#dddddd" loext:char-shading-value="0"/>
    </style:style>
    <style:style style:name="T34" style:family="text">
      <style:text-properties officeooo:rsid="006d78bb" fo:background-color="#dddddd" loext:char-shading-value="0"/>
    </style:style>
    <style:style style:name="T35" style:family="text">
      <style:text-properties officeooo:rsid="0068852f" fo:background-color="#dddddd" loext:char-shading-value="0"/>
    </style:style>
    <style:style style:name="T36" style:family="text">
      <style:text-properties officeooo:rsid="004c527f" fo:background-color="#dddddd" loext:char-shading-value="0"/>
    </style:style>
    <style:style style:name="T37" style:family="text">
      <style:text-properties officeooo:rsid="0050d954" fo:background-color="#dddddd" loext:char-shading-value="0"/>
    </style:style>
    <style:style style:name="T38" style:family="text">
      <style:text-properties officeooo:rsid="0052bc72" fo:background-color="#dddddd" loext:char-shading-value="0"/>
    </style:style>
    <style:style style:name="T39" style:family="text">
      <style:text-properties fo:background-color="#dddddd" loext:char-shading-value="0"/>
    </style:style>
    <style:style style:name="T40" style:family="text">
      <style:text-properties officeooo:rsid="005e169d" fo:background-color="#dddddd" loext:char-shading-value="0"/>
    </style:style>
    <style:style style:name="T41" style:family="text">
      <style:text-properties officeooo:rsid="00602d0d" fo:background-color="#dddddd" loext:char-shading-value="0"/>
    </style:style>
    <style:style style:name="T42" style:family="text">
      <style:text-properties officeooo:rsid="00623f44" fo:background-color="#dddddd" loext:char-shading-value="0"/>
    </style:style>
    <style:style style:name="T43" style:family="text">
      <style:text-properties officeooo:rsid="006569f9" fo:background-color="#dddddd" loext:char-shading-value="0"/>
    </style:style>
    <style:style style:name="T44" style:family="text">
      <style:text-properties officeooo:rsid="0066457c" fo:background-color="#dddddd" loext:char-shading-value="0"/>
    </style:style>
    <style:style style:name="T45" style:family="text">
      <style:text-properties officeooo:rsid="006b7c59" fo:background-color="#dddddd" loext:char-shading-value="0"/>
    </style:style>
    <style:style style:name="T46" style:family="text">
      <style:text-properties officeooo:rsid="006ce0e3" fo:background-color="#dddddd" loext:char-shading-value="0"/>
    </style:style>
    <style:style style:name="T47" style:family="text">
      <style:text-properties officeooo:rsid="006ce0e3" fo:background-color="#dddddd" loext:char-shading-value="0"/>
    </style:style>
    <style:style style:name="T48" style:family="text">
      <style:text-properties officeooo:rsid="006def78" fo:background-color="#dddddd" loext:char-shading-value="0"/>
    </style:style>
    <style:style style:name="T49" style:family="text">
      <style:text-properties officeooo:rsid="006def78" fo:background-color="#dddddd" loext:char-shading-value="0"/>
    </style:style>
    <style:style style:name="T50" style:family="text">
      <style:text-properties officeooo:rsid="006e41b8" fo:background-color="#dddddd" loext:char-shading-value="0"/>
    </style:style>
    <style:style style:name="T51" style:family="text">
      <style:text-properties officeooo:rsid="006e41b8" fo:background-color="#dddddd" loext:char-shading-value="0"/>
    </style:style>
    <style:style style:name="T52" style:family="text">
      <style:text-properties officeooo:rsid="006e67b2" fo:background-color="#dddddd" loext:char-shading-value="0"/>
    </style:style>
    <style:style style:name="T53" style:family="text">
      <style:text-properties fo:font-variant="normal" fo:text-transform="none" fo:color="#202124" loext:opacity="100%" fo:letter-spacing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56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b83568" fo:background-color="#dddddd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ba2a0c" fo:background-color="#dddddd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c12aec" fo:background-color="#dddddd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c4b604" fo:background-color="#dddddd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d32cbb" fo:background-color="#dddddd" loext:char-shading-value="0" style:font-weight-asian="normal" style:font-weight-complex="normal"/>
    </style:style>
    <style:style style:name="T92" style:family="text">
      <style:text-properties fo:font-variant="normal" fo:text-transform="none" fo:color="#000000" loext:opacity="100%" fo:letter-spacing="normal" fo:font-style="normal" fo:font-weight="normal" officeooo:rsid="00d485b1" fo:background-color="#dddddd" loext:char-shading-value="0" style:font-weight-asian="normal" style:font-weight-complex="normal"/>
    </style:style>
    <style:style style:name="T93" style:family="text">
      <style:text-properties fo:font-variant="normal" fo:text-transform="none" fo:color="#000000" loext:opacity="100%" fo:letter-spacing="normal" fo:font-style="normal" fo:font-weight="normal" officeooo:rsid="00da6e6a" fo:background-color="#dddddd" loext:char-shading-value="0" style:font-weight-asian="normal" style:font-weight-complex="normal"/>
    </style:style>
    <style:style style:name="T94" style:family="text">
      <style:text-properties fo:font-variant="normal" fo:text-transform="none" fo:color="#000000" loext:opacity="100%" fo:letter-spacing="normal" fo:font-style="normal" fo:font-weight="normal" officeooo:rsid="00db4d26" fo:background-color="#dddddd" loext:char-shading-value="0" style:font-weight-asian="normal" style:font-weight-complex="normal"/>
    </style:style>
    <style:style style:name="T95" style:family="text">
      <style:text-properties fo:font-variant="normal" fo:text-transform="none" fo:color="#000000" loext:opacity="100%" fo:letter-spacing="normal" fo:font-style="normal" fo:font-weight="normal" officeooo:rsid="011089d3" fo:background-color="#dddddd" loext:char-shading-value="0" style:font-weight-asian="normal" style:font-weight-complex="normal"/>
    </style:style>
    <style:style style:name="T96" style:family="text">
      <style:text-properties fo:font-variant="normal" fo:text-transform="none" fo:color="#000000" loext:opacity="100%" fo:letter-spacing="normal" fo:font-style="normal" fo:font-weight="normal" officeooo:rsid="00ea2d31" fo:background-color="#dddddd" loext:char-shading-value="0" style:font-weight-asian="normal" style:font-weight-complex="normal"/>
    </style:style>
    <style:style style:name="T97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98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9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124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127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128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129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131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132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b83568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ba2a0c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2f06c2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c12aec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30fea3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ea2d31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ea7de2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45" style:family="text">
      <style:text-properties fo:font-variant="normal" fo:text-transform="none" fo:color="#273239" loext:opacity="100%" fo:letter-spacing="normal"/>
    </style:style>
    <style:style style:name="T146" style:family="text">
      <style:text-properties fo:font-variant="normal" fo:text-transform="none" fo:color="#273239" loext:opacity="100%" style:font-name="urw-din" fo:font-size="11.6499996185303pt" fo:letter-spacing="normal" fo:font-style="normal" fo:font-weight="normal"/>
    </style:style>
    <style:style style:name="T147" style:family="text">
      <style:text-properties fo:font-variant="normal" fo:text-transform="none" fo:color="#273239" loext:opacity="100%" style:font-name="Ubuntu" fo:letter-spacing="normal"/>
    </style:style>
    <style:style style:name="T148" style:family="text">
      <style:text-properties fo:font-variant="normal" fo:text-transform="none" fo:color="#273239" loext:opacity="100%" style:font-name="Ubuntu" fo:font-size="11.6499996185303pt" fo:letter-spacing="normal" fo:font-style="normal" fo:font-weight="normal"/>
    </style:style>
    <style:style style:name="T149" style:family="text">
      <style:text-properties fo:font-variant="normal" fo:text-transform="none" fo:color="#273239" loext:opacity="100%" style:font-name="Ubuntu" fo:font-size="12pt" fo:letter-spacing="normal" style:font-size-asian="12pt" style:font-size-complex="12pt"/>
    </style:style>
    <style:style style:name="T150" style:family="text">
      <style:text-properties fo:font-variant="normal" fo:text-transform="none" fo:color="#273239" loext:opacity="100%" style:font-name="Ubuntu" fo:font-size="12pt" fo:letter-spacing="normal" fo:font-style="normal" fo:font-weight="normal" style:font-size-asian="12pt" style:font-size-complex="12pt"/>
    </style:style>
    <style:style style:name="T151" style:family="text">
      <style:text-properties fo:font-variant="normal" fo:text-transform="none" fo:color="#273239" loext:opacity="100%" style:font-name="Ubuntu" fo:font-size="12pt" fo:letter-spacing="normal" fo:font-style="normal" fo:font-weight="normal" fo:background-color="#dddddd" loext:char-shading-value="0" style:font-size-asian="12pt" style:font-size-complex="12pt"/>
    </style:style>
    <style:style style:name="T152" style:family="text">
      <style:text-properties fo:font-variant="normal" fo:text-transform="none" fo:color="#273239" loext:opacity="100%" style:font-name="Ubuntu" fo:font-size="12pt" fo:letter-spacing="normal" fo:font-style="normal" fo:font-weight="normal" fo:background-color="#dddddd" loext:char-shading-value="0" style:font-size-asian="12pt" style:font-size-complex="12pt"/>
    </style:style>
    <style:style style:name="T153" style:family="text">
      <style:text-properties fo:font-variant="normal" fo:text-transform="none" fo:color="#273239" loext:opacity="100%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54" style:family="text">
      <style:text-properties fo:font-variant="normal" fo:text-transform="none" fo:color="#273239" loext:opacity="100%" style:font-name="Ubuntu" fo:font-size="12pt" fo:letter-spacing="normal" fo:background-color="#dddddd" loext:char-shading-value="0" style:font-size-asian="12pt" style:font-size-complex="12pt"/>
    </style:style>
    <style:style style:name="T155" style:family="text">
      <style:text-properties fo:font-variant="normal" fo:text-transform="none" fo:color="#273239" loext:opacity="100%" style:font-name="Ubuntu" fo:font-size="12pt" fo:letter-spacing="normal" fo:background-color="#dddddd" loext:char-shading-value="0" style:font-size-asian="12pt" style:font-size-complex="12pt"/>
    </style:style>
    <style:style style:name="T156" style:family="text">
      <style:text-properties fo:font-variant="normal" fo:text-transform="none" fo:color="#273239" loext:opacity="100%" style:font-name="Ubuntu" fo:font-size="12pt" fo:letter-spacing="normal" fo:background-color="transparent" loext:char-shading-value="0" style:font-size-asian="12pt" style:font-size-complex="12pt"/>
    </style:style>
    <style:style style:name="T157" style:family="text">
      <style:text-properties officeooo:rsid="00061a81"/>
    </style:style>
    <style:style style:name="T158" style:family="text">
      <style:text-properties officeooo:rsid="0008810e"/>
    </style:style>
    <style:style style:name="T159" style:family="text">
      <style:text-properties officeooo:rsid="0009a627"/>
    </style:style>
    <style:style style:name="T160" style:family="text">
      <style:text-properties officeooo:rsid="0009f3ca"/>
    </style:style>
    <style:style style:name="T161" style:family="text">
      <style:text-properties officeooo:rsid="000e92bf"/>
    </style:style>
    <style:style style:name="T162" style:family="text">
      <style:text-properties officeooo:rsid="000fe590"/>
    </style:style>
    <style:style style:name="T163" style:family="text">
      <style:text-properties fo:background-color="transparent" loext:char-shading-value="0"/>
    </style:style>
    <style:style style:name="T164" style:family="text">
      <style:text-properties officeooo:rsid="0046c0c1" fo:background-color="transparent" loext:char-shading-value="0"/>
    </style:style>
    <style:style style:name="T165" style:family="text">
      <style:text-properties officeooo:rsid="00479e95" fo:background-color="transparent" loext:char-shading-value="0"/>
    </style:style>
    <style:style style:name="T166" style:family="text">
      <style:text-properties officeooo:rsid="01288dd4" fo:background-color="transparent" loext:char-shading-value="0"/>
    </style:style>
    <style:style style:name="T167" style:family="text">
      <style:text-properties officeooo:rsid="00471e5c" fo:background-color="transparent" loext:char-shading-value="0"/>
    </style:style>
    <style:style style:name="T168" style:family="text">
      <style:text-properties officeooo:rsid="001e5e83" fo:background-color="transparent" loext:char-shading-value="0"/>
    </style:style>
    <style:style style:name="T169" style:family="text">
      <style:text-properties officeooo:rsid="00d62ce1" fo:background-color="transparent" loext:char-shading-value="0"/>
    </style:style>
    <style:style style:name="T170" style:family="text">
      <style:text-properties officeooo:rsid="0038b16f" fo:background-color="transparent" loext:char-shading-value="0"/>
    </style:style>
    <style:style style:name="T171" style:family="text">
      <style:text-properties officeooo:rsid="00435e4b" fo:background-color="transparent" loext:char-shading-value="0"/>
    </style:style>
    <style:style style:name="T172" style:family="text">
      <style:text-properties officeooo:rsid="0046c0c1"/>
    </style:style>
    <style:style style:name="T173" style:family="text">
      <style:text-properties officeooo:rsid="00471e5c"/>
    </style:style>
    <style:style style:name="T174" style:family="text">
      <style:text-properties officeooo:rsid="0014b0e1"/>
    </style:style>
    <style:style style:name="T175" style:family="text">
      <style:text-properties officeooo:rsid="0018370d"/>
    </style:style>
    <style:style style:name="T176" style:family="text">
      <style:text-properties officeooo:rsid="00190139"/>
    </style:style>
    <style:style style:name="T177" style:family="text">
      <style:text-properties officeooo:rsid="001a5766"/>
    </style:style>
    <style:style style:name="T178" style:family="text">
      <style:text-properties officeooo:rsid="001ac8c9"/>
    </style:style>
    <style:style style:name="T179" style:family="text">
      <style:text-properties officeooo:rsid="001c09b9"/>
    </style:style>
    <style:style style:name="T180" style:family="text">
      <style:text-properties officeooo:rsid="01196b2a"/>
    </style:style>
    <style:style style:name="T181" style:family="text">
      <style:text-properties officeooo:rsid="001ceea4"/>
    </style:style>
    <style:style style:name="T182" style:family="text">
      <style:text-properties officeooo:rsid="001e5e83"/>
    </style:style>
    <style:style style:name="T183" style:family="text">
      <style:text-properties officeooo:rsid="011e38c3"/>
    </style:style>
    <style:style style:name="T184" style:family="text">
      <style:text-properties officeooo:rsid="00211511"/>
    </style:style>
    <style:style style:name="T185" style:family="text">
      <style:text-properties officeooo:rsid="0077fec0"/>
    </style:style>
    <style:style style:name="T186" style:family="text">
      <style:text-properties officeooo:rsid="00222d29"/>
    </style:style>
    <style:style style:name="T187" style:family="text">
      <style:text-properties officeooo:rsid="00237eea"/>
    </style:style>
    <style:style style:name="T188" style:family="text">
      <style:text-properties fo:font-weight="normal" fo:background-color="#dddddd" loext:char-shading-value="0" style:font-weight-asian="normal" style:font-weight-complex="normal"/>
    </style:style>
    <style:style style:name="T189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190" style:family="text">
      <style:text-properties fo:font-weight="normal" officeooo:rsid="00226011" fo:background-color="#dddddd" loext:char-shading-value="0" style:font-weight-asian="normal" style:font-weight-complex="normal"/>
    </style:style>
    <style:style style:name="T191" style:family="text">
      <style:text-properties fo:font-weight="normal" officeooo:rsid="00298973" fo:background-color="#dddddd" loext:char-shading-value="0" style:font-weight-asian="normal" style:font-weight-complex="normal"/>
    </style:style>
    <style:style style:name="T192" style:family="text">
      <style:text-properties fo:font-weight="normal" officeooo:rsid="00447a14" fo:background-color="#dddddd" loext:char-shading-value="0" style:font-weight-asian="normal" style:font-weight-complex="normal"/>
    </style:style>
    <style:style style:name="T193" style:family="text">
      <style:text-properties fo:font-weight="normal" officeooo:rsid="00263a4b" style:font-weight-asian="normal" style:font-weight-complex="normal"/>
    </style:style>
    <style:style style:name="T194" style:family="text">
      <style:text-properties fo:font-weight="normal" officeooo:rsid="003de2e9" style:font-weight-asian="normal" style:font-weight-complex="normal"/>
    </style:style>
    <style:style style:name="T195" style:family="text">
      <style:text-properties fo:font-weight="normal" officeooo:rsid="00226011" style:font-weight-asian="normal" style:font-weight-complex="normal"/>
    </style:style>
    <style:style style:name="T196" style:family="text">
      <style:text-properties fo:font-weight="normal" officeooo:rsid="00259d91" style:font-weight-asian="normal" style:font-weight-complex="normal"/>
    </style:style>
    <style:style style:name="T197" style:family="text">
      <style:text-properties fo:font-weight="normal" officeooo:rsid="00298973" style:font-weight-asian="normal" style:font-weight-complex="normal"/>
    </style:style>
    <style:style style:name="T198" style:family="text">
      <style:text-properties fo:font-weight="normal" officeooo:rsid="003e99f5" style:font-weight-asian="normal" style:font-weight-complex="normal"/>
    </style:style>
    <style:style style:name="T199" style:family="text">
      <style:text-properties officeooo:rsid="0025a49a"/>
    </style:style>
    <style:style style:name="T200" style:family="text">
      <style:text-properties officeooo:rsid="0025f709"/>
    </style:style>
    <style:style style:name="T201" style:family="text">
      <style:text-properties officeooo:rsid="002834fa"/>
    </style:style>
    <style:style style:name="T202" style:family="text">
      <style:text-properties officeooo:rsid="0028e0d9"/>
    </style:style>
    <style:style style:name="T203" style:family="text">
      <style:text-properties officeooo:rsid="00297041"/>
    </style:style>
    <style:style style:name="T204" style:family="text">
      <style:text-properties officeooo:rsid="002f06c2"/>
    </style:style>
    <style:style style:name="T205" style:family="text">
      <style:text-properties officeooo:rsid="0030fea3"/>
    </style:style>
    <style:style style:name="T206" style:family="text">
      <style:text-properties officeooo:rsid="00336a62"/>
    </style:style>
    <style:style style:name="T207" style:family="text">
      <style:text-properties officeooo:rsid="00336b69"/>
    </style:style>
    <style:style style:name="T208" style:family="text">
      <style:text-properties officeooo:rsid="00344a06"/>
    </style:style>
    <style:style style:name="T209" style:family="text">
      <style:text-properties officeooo:rsid="0034d4c9"/>
    </style:style>
    <style:style style:name="T210" style:family="text">
      <style:text-properties officeooo:rsid="003626ce"/>
    </style:style>
    <style:style style:name="T211" style:family="text">
      <style:text-properties officeooo:rsid="0037e54c"/>
    </style:style>
    <style:style style:name="T212" style:family="text">
      <style:text-properties officeooo:rsid="003a3007"/>
    </style:style>
    <style:style style:name="T213" style:family="text">
      <style:text-properties officeooo:rsid="003ceeae"/>
    </style:style>
    <style:style style:name="T214" style:family="text">
      <style:text-properties officeooo:rsid="001e76f5"/>
    </style:style>
    <style:style style:name="T215" style:family="text">
      <style:text-properties officeooo:rsid="003de2e9"/>
    </style:style>
    <style:style style:name="T216" style:family="text">
      <style:text-properties officeooo:rsid="0020b9aa"/>
    </style:style>
    <style:style style:name="T217" style:family="text">
      <style:text-properties officeooo:rsid="001327bc"/>
    </style:style>
    <style:style style:name="T218" style:family="text">
      <style:text-properties officeooo:rsid="002365c1"/>
    </style:style>
    <style:style style:name="T219" style:family="text">
      <style:text-properties officeooo:rsid="00226011"/>
    </style:style>
    <style:style style:name="T220" style:family="text">
      <style:text-properties officeooo:rsid="00259d91"/>
    </style:style>
    <style:style style:name="T221" style:family="text">
      <style:text-properties officeooo:rsid="0027aeb4"/>
    </style:style>
    <style:style style:name="T222" style:family="text">
      <style:text-properties officeooo:rsid="00298973"/>
    </style:style>
    <style:style style:name="T223" style:family="text">
      <style:text-properties officeooo:rsid="003f4a69"/>
    </style:style>
    <style:style style:name="T224" style:family="text">
      <style:text-properties officeooo:rsid="00305031"/>
    </style:style>
    <style:style style:name="T225" style:family="text">
      <style:text-properties officeooo:rsid="00411eb5"/>
    </style:style>
    <style:style style:name="T226" style:family="text">
      <style:text-properties officeooo:rsid="002f3a6f"/>
    </style:style>
    <style:style style:name="T227" style:family="text">
      <style:text-properties officeooo:rsid="00424285"/>
    </style:style>
    <style:style style:name="T228" style:family="text">
      <style:text-properties officeooo:rsid="0038b16f"/>
    </style:style>
    <style:style style:name="T229" style:family="text">
      <style:text-properties officeooo:rsid="00435e4b"/>
    </style:style>
    <style:style style:name="T230" style:family="text">
      <style:text-properties officeooo:rsid="00447a14"/>
    </style:style>
    <style:style style:name="T231" style:family="text">
      <style:text-properties officeooo:rsid="00462c1e"/>
    </style:style>
    <style:style style:name="T232" style:family="text">
      <style:text-properties officeooo:rsid="0044b89d"/>
    </style:style>
    <style:style style:name="T233" style:family="text">
      <style:text-properties officeooo:rsid="0049db8b"/>
    </style:style>
    <style:style style:name="T234" style:family="text">
      <style:text-properties officeooo:rsid="0059cd37"/>
    </style:style>
    <style:style style:name="T235" style:family="text">
      <style:text-properties officeooo:rsid="00591068"/>
    </style:style>
    <style:style style:name="T236" style:family="text">
      <style:text-properties officeooo:rsid="004865c8"/>
    </style:style>
    <style:style style:name="T237" style:family="text">
      <style:text-properties officeooo:rsid="00492cfa"/>
    </style:style>
    <style:style style:name="T238" style:family="text">
      <style:text-properties officeooo:rsid="0068852f"/>
    </style:style>
    <style:style style:name="T239" style:family="text">
      <style:text-properties officeooo:rsid="00696dc0"/>
    </style:style>
    <style:style style:name="T240" style:family="text">
      <style:text-properties officeooo:rsid="006d78bb"/>
    </style:style>
    <style:style style:name="T241" style:family="text">
      <style:text-properties officeooo:rsid="004c527f"/>
    </style:style>
    <style:style style:name="T242" style:family="text">
      <style:text-properties officeooo:rsid="004e6be7"/>
    </style:style>
    <style:style style:name="T243" style:family="text">
      <style:text-properties officeooo:rsid="004f409e"/>
    </style:style>
    <style:style style:name="T244" style:family="text">
      <style:text-properties officeooo:rsid="0052bc72"/>
    </style:style>
    <style:style style:name="T245" style:family="text">
      <style:text-properties officeooo:rsid="0054fbf2"/>
    </style:style>
    <style:style style:name="T246" style:family="text">
      <style:text-properties officeooo:rsid="0056df5d"/>
    </style:style>
    <style:style style:name="T247" style:family="text">
      <style:text-properties officeooo:rsid="00571518"/>
    </style:style>
    <style:style style:name="T248" style:family="text">
      <style:text-properties officeooo:rsid="00580483"/>
    </style:style>
    <style:style style:name="T249" style:family="text">
      <style:text-properties officeooo:rsid="005983e4"/>
    </style:style>
    <style:style style:name="T250" style:family="text">
      <style:text-properties officeooo:rsid="005e169d"/>
    </style:style>
    <style:style style:name="T251" style:family="text">
      <style:text-properties officeooo:rsid="006015fc"/>
    </style:style>
    <style:style style:name="T252" style:family="text">
      <style:text-properties officeooo:rsid="00602d0d"/>
    </style:style>
    <style:style style:name="T253" style:family="text">
      <style:text-properties officeooo:rsid="0062026e"/>
    </style:style>
    <style:style style:name="T254" style:family="text">
      <style:text-properties officeooo:rsid="00623f44"/>
    </style:style>
    <style:style style:name="T255" style:family="text">
      <style:text-properties officeooo:rsid="0062cd0c"/>
    </style:style>
    <style:style style:name="T256" style:family="text">
      <style:text-properties style:font-name="Ubuntu" fo:font-size="12pt" officeooo:rsid="006e41b8" style:font-size-asian="12pt" style:font-size-complex="12pt"/>
    </style:style>
    <style:style style:name="T257" style:family="text">
      <style:text-properties style:font-name="Ubuntu" fo:font-size="12pt" officeooo:rsid="006e58d4" style:font-size-asian="12pt" style:font-size-complex="12pt"/>
    </style:style>
    <style:style style:name="T258" style:family="text">
      <style:text-properties style:font-name="Ubuntu" fo:font-size="12pt" officeooo:rsid="00639105" fo:background-color="#dddddd" loext:char-shading-value="0" style:font-size-asian="12pt" style:font-size-complex="12pt"/>
    </style:style>
    <style:style style:name="T259" style:family="text">
      <style:text-properties style:font-name="Ubuntu" fo:font-size="12pt" officeooo:rsid="006e41b8" fo:background-color="#dddddd" loext:char-shading-value="0" style:font-size-asian="12pt" style:font-size-complex="12pt"/>
    </style:style>
    <style:style style:name="T260" style:family="text">
      <style:text-properties officeooo:rsid="00639105"/>
    </style:style>
    <style:style style:name="T261" style:family="text">
      <style:text-properties officeooo:rsid="00655089"/>
    </style:style>
    <style:style style:name="T262" style:family="text">
      <style:text-properties officeooo:rsid="006569f9"/>
    </style:style>
    <style:style style:name="T263" style:family="text">
      <style:text-properties officeooo:rsid="0066457c"/>
    </style:style>
    <style:style style:name="T264" style:family="text">
      <style:text-properties fo:font-size="14pt" officeooo:rsid="0025f975" style:font-size-asian="14pt" style:font-size-complex="14pt"/>
    </style:style>
    <style:style style:name="T265" style:family="text">
      <style:text-properties fo:font-size="14pt" officeooo:rsid="002d1ce6" style:font-size-asian="14pt" style:font-size-complex="14pt"/>
    </style:style>
    <style:style style:name="T266" style:family="text">
      <style:text-properties fo:font-size="14pt" officeooo:rsid="00321a24" style:font-size-asian="14pt" style:font-size-complex="14pt"/>
    </style:style>
    <style:style style:name="T267" style:family="text">
      <style:text-properties fo:font-size="14pt" officeooo:rsid="00331b3c" style:font-size-asian="14pt" style:font-size-complex="14pt"/>
    </style:style>
    <style:style style:name="T268" style:family="text">
      <style:text-properties fo:font-size="14pt" officeooo:rsid="00354cbf" style:font-size-asian="14pt" style:font-size-complex="14pt"/>
    </style:style>
    <style:style style:name="T269" style:family="text">
      <style:text-properties fo:font-size="14pt" officeooo:rsid="003b0eb3" style:font-size-asian="14pt" style:font-size-complex="14pt"/>
    </style:style>
    <style:style style:name="T270" style:family="text">
      <style:text-properties fo:font-size="14pt" officeooo:rsid="003baf19" style:font-size-asian="14pt" style:font-size-complex="14pt"/>
    </style:style>
    <style:style style:name="T271" style:family="text">
      <style:text-properties fo:font-size="14pt" officeooo:rsid="003de121" style:font-size-asian="14pt" style:font-size-complex="14pt"/>
    </style:style>
    <style:style style:name="T272" style:family="text">
      <style:text-properties fo:font-size="14pt" officeooo:rsid="00415a14" style:font-size-asian="14pt" style:font-size-complex="14pt"/>
    </style:style>
    <style:style style:name="T273" style:family="text">
      <style:text-properties fo:font-size="14pt" officeooo:rsid="0046361e" style:font-size-asian="14pt" style:font-size-complex="14pt"/>
    </style:style>
    <style:style style:name="T274" style:family="text">
      <style:text-properties officeooo:rsid="001bbd57"/>
    </style:style>
    <style:style style:name="T275" style:family="text">
      <style:text-properties officeooo:rsid="001ee1be"/>
    </style:style>
    <style:style style:name="T276" style:family="text">
      <style:text-properties officeooo:rsid="0022e9c9"/>
    </style:style>
    <style:style style:name="T277" style:family="text">
      <style:text-properties officeooo:rsid="00246a78"/>
    </style:style>
    <style:style style:name="T278" style:family="text">
      <style:text-properties officeooo:rsid="0023ae54"/>
    </style:style>
    <style:style style:name="T279" style:family="text">
      <style:text-properties officeooo:rsid="00684991"/>
    </style:style>
    <style:style style:name="T280" style:family="text">
      <style:text-properties officeooo:rsid="006b7c59"/>
    </style:style>
    <style:style style:name="T281" style:family="text">
      <style:text-properties fo:color="#000000" loext:opacity="100%" fo:background-color="#dddddd" loext:char-shading-value="0"/>
    </style:style>
    <style:style style:name="T282" style:family="text">
      <style:text-properties officeooo:rsid="002b3c43"/>
    </style:style>
    <style:style style:name="T283" style:family="text">
      <style:text-properties officeooo:rsid="006ce0e3"/>
    </style:style>
    <style:style style:name="T284" style:family="text">
      <style:text-properties officeooo:rsid="002d1ce6"/>
    </style:style>
    <style:style style:name="T285" style:family="text">
      <style:text-properties officeooo:rsid="00321a24"/>
    </style:style>
    <style:style style:name="T286" style:family="text">
      <style:text-properties officeooo:rsid="00331b3c"/>
    </style:style>
    <style:style style:name="T287" style:family="text">
      <style:text-properties officeooo:rsid="00354cbf"/>
    </style:style>
    <style:style style:name="T288" style:family="text">
      <style:text-properties officeooo:rsid="003b0eb3"/>
    </style:style>
    <style:style style:name="T289" style:family="text">
      <style:text-properties officeooo:rsid="003baf19"/>
    </style:style>
    <style:style style:name="T290" style:family="text">
      <style:text-properties officeooo:rsid="003de121"/>
    </style:style>
    <style:style style:name="T291" style:family="text">
      <style:text-properties officeooo:rsid="006def78"/>
    </style:style>
    <style:style style:name="T292" style:family="text">
      <style:text-properties officeooo:rsid="006e41b8"/>
    </style:style>
    <style:style style:name="T293" style:family="text">
      <style:text-properties officeooo:rsid="00415a14"/>
    </style:style>
    <style:style style:name="T294" style:family="text">
      <style:text-properties officeooo:rsid="00463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console.log( <text:s/>) </text:span><text:s/>- Mostra no console</text:p>
      <text:p text:style-name="P24"/>
      <text:p text:style-name="P24"><text:span text:style-name="T1">alert( <text:s/>) </text:span><text:s/>- Mostra uma janela de alerta na pagina</text:p>
      <text:p text:style-name="P24"/>
      <text:p text:style-name="P24"><text:span text:style-name="T1">confirm( <text:s/>) </text:span><text:s/>- Mostra uma janela de confirmação na pagina</text:p>
      <text:p text:style-name="P24"/>
      <text:p text:style-name="P24"><text:span text:style-name="T1">prompt( <text:s/>) </text:span><text:s/>- Mostra uma janela de pergunta na pagina</text:p>
      <text:p text:style-name="P24"/>
      <text:p text:style-name="P24"><text:span text:style-name="T1">document.write( <text:s/>) </text:span><text:s/>- Escreve no documento</text:p>
      <text:p text:style-name="P24"/>
      <text:p text:style-name="P24"><text:span text:style-name="T1">var </text:span><text:s/>- variavel</text:p>
      <text:p text:style-name="P24"/>
      <text:p text:style-name="P24"><text:span text:style-name="T1">let </text:span><text:s/>- variavel atualizada</text:p>
      <text:p text:style-name="P24"/>
      <text:p text:style-name="P24"><text:span text:style-name="T1">const </text:span><text:s/>- constante (valor fixo)</text:p>
      <text:p text:style-name="P24"/>
      <text:p text:style-name="P24"><text:span text:style-name="T1">typeof( <text:s/>) </text:span><text:s/>- Mostra o tipo primitivo</text:p>
      <text:p text:style-name="P24"/>
      <text:p text:style-name="P24"><text:span text:style-name="T1">parseInt( <text:s/>) </text:span><text:s/>- Converte para numero inteiro</text:p>
      <text:p text:style-name="P24"/>
      <text:p text:style-name="P24"><text:span text:style-name="T1">parseFloat( <text:s/>) </text:span><text:s/>- Converte para numero flutuante</text:p>
      <text:p text:style-name="P24"/>
      <text:p text:style-name="P24"><text:span text:style-name="T1">Number( <text:s/>) </text:span><text:s/>- Converte para sua categoria numerica</text:p>
      <text:p text:style-name="P24"/>
      <text:p text:style-name="P24"><text:span text:style-name="T1">toString( <text:s/>) </text:span><text:s/>- Converte para string</text:p>
      <text:p text:style-name="P24"/>
      <text:p text:style-name="P24"><text:span text:style-name="T1">String( <text:s/>) </text:span><text:s/>- Converte para string</text:p>
      <text:p text:style-name="P24"/>
      <text:p text:style-name="P24"><text:span text:style-name="T1">.length </text:span><text:s/>- Mostra a quantidade de elementos/caracteres</text:p>
      <text:p text:style-name="P24"/>
      <text:p text:style-name="P24"><text:span text:style-name="T1">.toUpperCase( <text:s/>) </text:span><text:s/>- Transforma em maiusculas</text:p>
      <text:p text:style-name="P24"/>
      <text:p text:style-name="P24"><text:span text:style-name="T1">.toLowerCase( <text:s/>) </text:span><text:s/>- Transforma em minusculas</text:p>
      <text:p text:style-name="P24"/>
      <text:p text:style-name="P24"><text:span text:style-name="T1">.toFixed( <text:s/>) </text:span><text:s/>- Define a quantidade de casas decimais</text:p>
      <text:p text:style-name="P24"/>
      <text:p text:style-name="P24"><text:span text:style-name="T1">.replace(' ', ' ') </text:span><text:s/>- Troca uma coisa por outra</text:p>
      <text:p text:style-name="P24"/>
      <text:p text:style-name="P24"><text:span text:style-name="T1">.innerText = ' ' </text:span><text:s/>- Adiciona um texto</text:p>
      <text:p text:style-name="P24"/>
      <text:p text:style-name="P24"><text:span text:style-name="T1">.innerHTML = ' ' </text:span><text:s/>- Adiciona um texto que permite formatação em html</text:p>
      <text:p text:style-name="P24"/>
      <text:p text:style-name="P24"><text:span text:style-name="T1">.text = ' ' </text:span><text:s/>- Adiciona conteudo em uma opção (tag &lt;option&gt;)</text:p>
      <text:p text:style-name="P24"/>
      <text:p text:style-name="P24"><text:span text:style-name="T1">${ <text:s/>} </text:span><text:s/>- troca pelo valor do elemento que esta dentro</text:p>
      <text:p text:style-name="P24"/>
      <text:p text:style-name="P24"><text:soft-page-break/><text:span text:style-name="T1">.getDay( <text:s/>) </text:span><text:s/>- Pega o dia da semana</text:p>
      <text:p text:style-name="P24"/>
      <text:p text:style-name="P24"><text:span text:style-name="T1">.getDate( <text:s/>) </text:span><text:s/>- Pega o dia do mês</text:p>
      <text:p text:style-name="P24"/>
      <text:p text:style-name="P24"><text:span text:style-name="T1">.getMonth( <text:s/>) </text:span><text:s/>- Pega o mês</text:p>
      <text:p text:style-name="P24"/>
      <text:p text:style-name="P24"><text:span text:style-name="T1">.getFullYear( <text:s/>) </text:span><text:s/>- Pega o ano</text:p>
      <text:p text:style-name="P24"/>
      <text:p text:style-name="P24"><text:span text:style-name="T1">.toLocaleString(idioma, { <text:s/>}) </text:span><text:s/>- Configura como o numero será mostrado</text:p>
      <text:p text:style-name="P24"/>
      <text:p text:style-name="P24"><text:span text:style-name="T1">.style.cssText = ` ` </text:span><text:s/>- Possibilita a estilização em formato css</text:p>
      <text:p text:style-name="P24"/>
      <text:p text:style-name="P24"><text:span text:style-name="T1">.style.color = ' ' </text:span><text:s/>- Muda a cor de algum elemento</text:p>
      <text:p text:style-name="P24"/>
      <text:p text:style-name="P24"><text:span text:style-name="T1">.style.background = ' ' </text:span><text:s/>- Muda a cor de fundo de algum elemento</text:p>
      <text:p text:style-name="P24"/>
      <text:p text:style-name="P24"><text:span text:style-name="T1">on </text:span><text:s/>- Prefixo de ligação de ação</text:p>
      <text:p text:style-name="P24"/>
      <text:p text:style-name="P24"><text:span text:style-name="T1">onload = ' ' </text:span><text:s/>- Faz a função carregar junto do site</text:p>
      <text:p text:style-name="P24"/>
      <text:p text:style-name="P24"><text:span text:style-name="T1">click </text:span><text:s/>- Clicar</text:p>
      <text:p text:style-name="P24"/>
      <text:p text:style-name="P24"><text:span text:style-name="T1">mouseover </text:span><text:s/>- Cursor entrar</text:p>
      <text:p text:style-name="P24"/>
      <text:p text:style-name="P24"><text:span text:style-name="T1">mouseout </text:span><text:s/>- Cursor sair</text:p>
      <text:p text:style-name="P24"/>
      <text:p text:style-name="P24"><text:span text:style-name="T1">mousemove </text:span><text:s/>- Cursor se mover</text:p>
      <text:p text:style-name="P24"/>
      <text:p text:style-name="P24"><text:span text:style-name="T1">mousedown </text:span><text:s/>- Clicar e segurar</text:p>
      <text:p text:style-name="P24"/>
      <text:p text:style-name="P24"><text:span text:style-name="T1">mouseup </text:span><text:s/>- Soltar o clique</text:p>
      <text:p text:style-name="P24"/>
      <text:p text:style-name="P24"><text:span text:style-name="T1">.addEventListener(' ', ) </text:span><text:s/>- Presta atenção em um determinado evento</text:p>
      <text:p text:style-name="P24"/>
      <text:p text:style-name="P24"><text:span text:style-name="T1">document.getElementsByTagName(' ') </text:span><text:s/>- Seleciona todas as tags de algum tipo</text:p>
      <text:p text:style-name="P24"/>
      <text:p text:style-name="P24"><text:span text:style-name="T1">document.getElementById(' ') </text:span><text:s/>- Seleciona o elemento pelo Id</text:p>
      <text:p text:style-name="P24"/>
      <text:p text:style-name="P24"><text:span text:style-name="T1">document.getElementsByName(' ') </text:span><text:s/>- Seleciona todos os elementos que tenham o mesmo nome</text:p>
      <text:p text:style-name="P24"/>
      <text:p text:style-name="P24"><text:span text:style-name="T1">document.getElementsByClassName(' ') </text:span><text:s/>- Seleciona todos os elementos que tenham a mesma classe</text:p>
      <text:p text:style-name="P24"/>
      <text:p text:style-name="P24"><text:span text:style-name="T1">document.querySelectorAll(' ') </text:span><text:s/>- Seleciona o elemento pelo seletor</text:p>
      <text:p text:style-name="P24"/>
      <text:p text:style-name="P25"><text:soft-page-break/><text:span text:style-name="T1">document.querySelector(' ') </text:span><text:s/>- Seleciona todos os elementos que tenham o mesmo seletor</text:p>
      <text:p text:style-name="P24"/>
      <text:p text:style-name="P25"><text:span text:style-name="T1">document.createElement(' ') </text:span><text:s/>- Cria uma tag</text:p>
      <text:p text:style-name="P25"/>
      <text:p text:style-name="P24"><text:span text:style-name="T1">.setAttribute(' ', ' ') </text:span><text:s/>- Cria <text:span text:style-name="T201">ou substitui</text:span> um atributo e define seu valor</text:p>
      <text:p text:style-name="P24"/>
      <text:p text:style-name="P24"><text:span text:style-name="T1">.appendChild( <text:s/>) </text:span><text:s/>- Adiciona um elemento como filho</text:p>
      <text:p text:style-name="P24"/>
      <text:p text:style-name="P24"><text:span text:style-name="T1">.insertAdjacentElement(' ') </text:span><text:s/>- Configura e adiciona em que posição algum elemento será adicionado</text:p>
      <text:p text:style-name="P24"/>
      <text:p text:style-name="P24"><text:span text:style-name="T1">.checked </text:span><text:s/>- Checado</text:p>
      <text:p text:style-name="P24"/>
      <text:p text:style-name="P24"><text:span text:style-name="T1">if </text:span><text:s/>- Se</text:p>
      <text:p text:style-name="P24"/>
      <text:p text:style-name="P24"><text:span text:style-name="T1">el</text:span><text:span text:style-name="T2">se </text:span><text:s/>- Se não</text:p>
      <text:p text:style-name="P24"/>
      <text:p text:style-name="P24"><text:span text:style-name="T1">else if </text:span><text:s/>- Se não, se</text:p>
      <text:p text:style-name="P24"/>
      <text:p text:style-name="P24"><text:span text:style-name="T1">switch( <text:s/>) </text:span><text:s/>-Testar</text:p>
      <text:p text:style-name="P24"/>
      <text:p text:style-name="P24"><text:span text:style-name="T1">case </text:span><text:s/>- Caso resulte</text:p>
      <text:p text:style-name="P24"/>
      <text:p text:style-name="P24"><text:span text:style-name="T1">default </text:span><text:s/>- Padrão</text:p>
      <text:p text:style-name="P24"/>
      <text:p text:style-name="P24"><text:span text:style-name="T1">? </text:span><text:s/>- Pergunta</text:p>
      <text:p text:style-name="P24"/>
      <text:p text:style-name="P24"><text:span text:style-name="T1">: </text:span><text:s/>- Se true : se false</text:p>
      <text:p text:style-name="P24"/>
      <text:p text:style-name="P24"><text:span text:style-name="T1">! </text:span><text:s/>- Não</text:p>
      <text:p text:style-name="P24"/>
      <text:p text:style-name="P24"><text:span text:style-name="T1">&amp;&amp; </text:span><text:s/>- E</text:p>
      <text:p text:style-name="P24"/>
      <text:p text:style-name="P24"><text:span text:style-name="T1">|| </text:span><text:s/>- Ou</text:p>
      <text:p text:style-name="P24"/>
      <text:p text:style-name="P24"><text:span text:style-name="T1">&gt; </text:span><text:s/>- Maior</text:p>
      <text:p text:style-name="P24"/>
      <text:p text:style-name="P24"><text:span text:style-name="T1">&lt; </text:span><text:s/>- Menor</text:p>
      <text:p text:style-name="P24"/>
      <text:p text:style-name="P24"><text:span text:style-name="T1">= </text:span><text:s/>- Recebe</text:p>
      <text:p text:style-name="P24"/>
      <text:p text:style-name="P24"><text:span text:style-name="T1">== </text:span><text:s/>- Igual</text:p>
      <text:p text:style-name="P24"/>
      <text:p text:style-name="P24"><text:span text:style-name="T1">!= </text:span><text:s/>- Diferente</text:p>
      <text:p text:style-name="P24"/>
      <text:p text:style-name="P24"><text:soft-page-break/><text:span text:style-name="T1">while( <text:s/>) </text:span><text:s/>- Enquanto</text:p>
      <text:p text:style-name="P24"/>
      <text:p text:style-name="P24"><text:span text:style-name="T1">do... while( <text:s/>) </text:span><text:s/>- Faça... Enquanto</text:p>
      <text:p text:style-name="P24"/>
      <text:p text:style-name="P24"><text:span text:style-name="T1">for( <text:s/>) </text:span><text:s/>- Repete se uma condição é verdadeira</text:p>
      <text:p text:style-name="P24"/>
      <text:p text:style-name="P24"><text:span text:style-name="T1">in </text:span><text:s/>- percorre um objeto automaticamente</text:p>
      <text:p text:style-name="P24"/>
      <text:p text:style-name="P24"><text:span text:style-name="T1">of </text:span><text:s/>- Percorre um array automaticamente</text:p>
      <text:p text:style-name="P24"/>
      <text:p text:style-name="P24"><text:span text:style-name="T1">break </text:span><text:s/>- Encerra</text:p>
      <text:p text:style-name="P24"/>
      <text:p text:style-name="P24"><text:span text:style-name="T1">[ <text:s/>] </text:span><text:s/>- Array</text:p>
      <text:p text:style-name="P24"/>
      <text:p text:style-name="P24"><text:span text:style-name="T1">{ <text:s/>} </text:span><text:s/>- Objeto</text:p>
      <text:p text:style-name="P24"/>
      <text:p text:style-name="P24"><text:span text:style-name="T1">… </text:span><text:s/>- spread / rest</text:p>
      <text:p text:style-name="P24"/>
      <text:p text:style-name="P24"><text:span text:style-name="T1">.indexOf( <text:s/>) </text:span><text:s/>- Busca algum elemento dentro de um array e retorna sua posição, se o elemento não existir retorna -1</text:p>
      <text:p text:style-name="P24"/>
      <text:p text:style-name="P24"><text:span text:style-name="T1">.push( <text:s/>) </text:span><text:s/>- Adiciona dentro de um array na ultima posição</text:p>
      <text:p text:style-name="P24"/>
      <text:p text:style-name="P24"><text:span text:style-name="T1">.sort( <text:s/>) </text:span><text:s/>- Coloca os elementos em ordem crescente</text:p>
      <text:p text:style-name="P24"/>
      <text:p text:style-name="P24"><text:span text:style-name="T1">.map( <text:s/>) </text:span><text:s/>- Percorre um array transformando seus elementos e no final gera outro array com os elementos ja transformados</text:p>
      <text:p text:style-name="P24"/>
      <text:p text:style-name="P24"><text:span text:style-name="T1">.filter( <text:s/>) </text:span><text:s/>- Percorre um array filtrando seus elementos e no final gera outro array com os elementos que passaram no filtro</text:p>
      <text:p text:style-name="P24"/>
      <text:p text:style-name="P24"><text:span text:style-name="T1">.reduce( <text:s/>) </text:span><text:s/>- Percorre um array e no final gera um unico valor</text:p>
      <text:p text:style-name="P24"/>
      <text:p text:style-name="P24"><text:span text:style-name="T1">delete </text:span><text:s/>- Deleta propriedades de objetos</text:p>
      <text:p text:style-name="P24"/>
      <text:p text:style-name="P24"><text:span text:style-name="T1">Object.assign( <text:s/>) </text:span><text:s/>- Junta dois ou mais objetos</text:p>
      <text:p text:style-name="P24"/>
      <text:p text:style-name="P24"><text:span text:style-name="T1">{ <text:s/>} </text:span><text:s/>- Extrai dados de objetos, pegando o nome da propriedade e transformando em variavel</text:p>
      <text:p text:style-name="P24"/>
      <text:p text:style-name="P24"><text:span text:style-name="T1">get </text:span><text:s/>- É usado quando um metodo retorna um valor</text:p>
      <text:p text:style-name="P24"/>
      <text:p text:style-name="P24"><text:span text:style-name="T1">set </text:span><text:s/>- É usado quando um metodo altera / define um valor</text:p>
      <text:p text:style-name="P24"/>
      <text:p text:style-name="P24"><text:span text:style-name="T1">Object.keys( <text:s/>) </text:span><text:s/>- Retorna um array com todas as propriedades de um objeto</text:p>
      <text:p text:style-name="P24"/>
      <text:p text:style-name="P24"><text:soft-page-break/><text:span text:style-name="T1">Object.values( <text:s/>) </text:span><text:s/>- Retorna um array com todos os valores de um objeto</text:p>
      <text:p text:style-name="P24"/>
      <text:p text:style-name="P24"><text:span text:style-name="T1">this. </text:span><text:s/>- Faz referencia ao elemento em si</text:p>
      <text:p text:style-name="P24"/>
      <text:p text:style-name="P24"><text:span text:style-name="T1">setInterval( <text:s/>) </text:span><text:s/>- Executa alguma função em intervalos de milisegundos</text:p>
      <text:p text:style-name="P24"/>
      <text:p text:style-name="P24"><text:span text:style-name="T1">setTimeout( <text:s/>) </text:span><text:s/>- Executa alguma função assim que o tempo em milisegundos acaba</text:p>
      <text:p text:style-name="P24"/>
      <text:p text:style-name="P24"><text:span text:style-name="T1">function </text:span><text:s/>- Cria uma função</text:p>
      <text:p text:style-name="P24"/>
      <text:p text:style-name="P24"><text:span text:style-name="T1">=&gt; </text:span><text:s/>- Cria uma arrow function</text:p>
      <text:p text:style-name="P24"/>
      <text:p text:style-name="P24"><text:span text:style-name="T1">init </text:span><text:s/>- Isola uma função</text:p>
      <text:p text:style-name="P24"/>
      <text:p text:style-name="P24"><text:span text:style-name="T1">return </text:span><text:s/>- Retorna algum valor de uma função</text:p>
      <text:p text:style-name="P24"/>
      <text:p text:style-name="P24"><text:span text:style-name="T1">import </text:span><text:s/>- Importa o conteudo</text:p>
      <text:p text:style-name="P24"/>
      <text:p text:style-name="P24"><text:span text:style-name="T1">export </text:span><text:s/>- Exporta o conteudo</text:p>
      <text:p text:style-name="P24"/>
      <text:p text:style-name="P24"><text:span text:style-name="T1">export default </text:span><text:s/>- Exporta o conteudo como principal</text:p>
      <text:p text:style-name="P24"/>
      <text:p text:style-name="P24"><text:span text:style-name="T1">from " " </text:span><text:s/>- Especifica o caminho do arquivo em que o conteudo esta </text:p>
      <text:p text:style-name="P24"/>
      <text:p text:style-name="P24"><text:span text:style-name="T1">as </text:span><text:s/>- altera o nome colocando um apelido</text:p>
      <text:p text:style-name="P24"/>
      <text:p text:style-name="P26"><text:span text:style-name="T1">* </text:span><text:s/>- Seleciona todos<text:span text:style-name="T53"> ↑</text:span></text:p>
      <text:p text:style-name="P28"/>
      <text:p text:style-name="P24"><text:span text:style-name="T1">// </text:span><text:s/>- <text:span text:style-name="T158">Regex literal</text:span></text:p>
      <text:p text:style-name="P24"/>
      <text:p text:style-name="P29"><text:span text:style-name="T1">new RegExp( <text:s/>) </text:span><text:s/>- <text:span text:style-name="T158">Regex não literal</text:span></text:p>
      <text:p text:style-name="P24"/>
      <text:p text:style-name="P24"><text:span text:style-name="T1">.</text:span><text:span text:style-name="T3">test( <text:s/>) </text:span><text:span text:style-name="T157"><text:s/>- </text:span><text:span text:style-name="T158">Testa uma string usando regex e retorna true ou false</text:span></text:p>
      <text:p text:style-name="P24"/>
      <text:p text:style-name="P27"><text:span text:style-name="T1">.</text:span><text:span text:style-name="T3">exec( <text:s/>) </text:span><text:span text:style-name="T157"><text:s/>- </text:span><text:span text:style-name="T158">Testa uma string usando regex e retorna informações do que foi identificado</text:span></text:p>
      <text:p text:style-name="P24"/>
      <text:p text:style-name="P27"><text:span text:style-name="T1">.</text:span><text:span text:style-name="T3">match( <text:s/>) </text:span><text:span text:style-name="T157"><text:s/>- </text:span><text:span text:style-name="T158">Testa um regex em uma string e retorna informações do que foi identificado ou uma lista do que foi encontrado caso tenha a flag ‘g’</text:span></text:p>
      <text:p text:style-name="P24"/>
      <text:p text:style-name="P27"><text:span text:style-name="T1">.</text:span><text:span text:style-name="T3">matchAll( <text:s/>) </text:span><text:span text:style-name="T157"><text:s/>- </text:span><text:span text:style-name="T158">Retorna uma lista com todos os padrões encontrados</text:span></text:p>
      <text:p text:style-name="P24"/>
      <text:p text:style-name="P30"><text:span text:style-name="T1">.search( <text:s/>) </text:span><text:s/>- <text:span text:style-name="T158">Testa um regex em uma string e retorna a posição da primeira ocorrencia ou -1 se nada for encontrado</text:span></text:p>
      <text:p text:style-name="P30"/>
      <text:p text:style-name="P30"><text:span text:style-name="T1">.replaceAll( <text:s/>) </text:span><text:s/>- <text:span text:style-name="T158">Retorna uma nova string com as ocorrencias de um padrão substituidas por outro padrão</text:span></text:p>
      <text:p text:style-name="P30"><text:soft-page-break/><text:span text:style-name="T1">new </text:span><text:s/>- <text:span text:style-name="T158">Cria uma instancia de um tipo de objeto definido pelo usuario</text:span></text:p>
      <text:p text:style-name="P30"/>
      <text:p text:style-name="P30"><text:span text:style-name="T1">.dotall </text:span><text:s/>- <text:span text:style-name="T159">Verifica se a flag ‘s’ tá ativa e retorna true ou false</text:span></text:p>
      <text:p text:style-name="P30"/>
      <text:p text:style-name="P31"><text:span text:style-name="T1">class </text:span><text:s/>- <text:span text:style-name="T159">Define uma classe não literal</text:span></text:p>
      <text:p text:style-name="P31"/>
      <text:p text:style-name="P32"><text:span text:style-name="T1">static </text:span><text:s/>- <text:span text:style-name="T159">Define que o metodo é estatico</text:span></text:p>
      <text:p text:style-name="P31"/>
      <text:p text:style-name="P32"><text:span text:style-name="T1">extends </text:span><text:s/>- <text:span text:style-name="T159">Cria uma classe filha de outra classe</text:span></text:p>
      <text:p text:style-name="P31"/>
      <text:p text:style-name="P32"><text:span text:style-name="T1"># </text:span><text:s/>- <text:span text:style-name="T159">Torna uma propriedade ou metodo privado</text:span></text:p>
      <text:p text:style-name="P31"/>
      <text:p text:style-name="P32"><text:span text:style-name="T1">prototype </text:span><text:s/>- <text:span text:style-name="T159">Cria ou substitui propriedades e metodos após a declaração da classe</text:span></text:p>
      <text:p text:style-name="P31"/>
      <text:p text:style-name="P32"><text:span text:style-name="T1">.call( <text:s/>) </text:span><text:s/>- <text:span text:style-name="T159">Acessa ou altera o valor de um atributo através de uma função</text:span></text:p>
      <text:p text:style-name="P31"/>
      <text:p text:style-name="P33"><text:span text:style-name="T1">.apply( <text:s/>) </text:span><text:s/>- <text:span text:style-name="T159">Acessa ou altera o valor de um atributo através de uma função e os valores precisam estar em um array</text:span></text:p>
      <text:p text:style-name="P31"/>
      <text:p text:style-name="P32"><text:span text:style-name="T1">.bind( <text:s/>) </text:span><text:s/>- <text:span text:style-name="T159">Cria uma nova função apartir de um objeto <text:s/>e de outra função</text:span></text:p>
      <text:p text:style-name="P31"/>
      <text:p text:style-name="P32"><text:span text:style-name="T1">.hasOwnProperty( <text:s/>) </text:span><text:s/>- <text:span text:style-name="T159">Identifica uma propriedade através de um objeto</text:span></text:p>
      <text:p text:style-name="P31"/>
      <text:p text:style-name="P32"><text:span text:style-name="T1">.propertyIsEnumerable( <text:s/>) </text:span><text:s/>- <text:span text:style-name="T159">Verifica se o valor de uma propriedade é iteravel e se é do próprio objeto retornando true ou false</text:span></text:p>
      <text:p text:style-name="P31"/>
      <text:p text:style-name="P32"><text:span text:style-name="T52">Object</text:span><text:span text:style-name="T1">.defineProperty( <text:s/>) </text:span><text:s/>- <text:span text:style-name="T159">Define e/ou configura uma propriedade em um objeto</text:span></text:p>
      <text:p text:style-name="P31"/>
      <text:p text:style-name="P32"><text:span text:style-name="T52">Object</text:span><text:span text:style-name="T1">.defineProperties( <text:s/>) </text:span><text:s/>- <text:span text:style-name="T159">Define e/ou configura varias propriedades em um objeto</text:span></text:p>
      <text:p text:style-name="P31"/>
      <text:p text:style-name="P32"><text:span text:style-name="T1">.getOwnPropertyDescriptor( <text:s/>) </text:span><text:s/>- <text:span text:style-name="T159">Acessa as configurações de uma propriedade</text:span></text:p>
      <text:p text:style-name="P31"/>
      <text:p text:style-name="P32"><text:span text:style-name="T1">Object.preventExtensions( <text:s/>) </text:span><text:s/>- <text:span text:style-name="T159">Bloqueia adições ou remoções externas no objeto</text:span></text:p>
      <text:p text:style-name="P31"/>
      <text:p text:style-name="P32"><text:span text:style-name="T1">Object.isExtensible( <text:s/>) </text:span><text:s/>- <text:span text:style-name="T159">Verifica se o objeto é extensivel e retorna true ou false</text:span></text:p>
      <text:p text:style-name="P31"/>
      <text:p text:style-name="P32"><text:span text:style-name="T1">Object.seal( <text:s/>) </text:span><text:s/>- <text:span text:style-name="T159">Sela um objeto</text:span></text:p>
      <text:p text:style-name="P31"/>
      <text:p text:style-name="P32"><text:span text:style-name="T1">Object.isSealed( <text:s/>) </text:span><text:s/>- <text:span text:style-name="T159">Verifica se o objeto esta selado e retorna true ou false</text:span></text:p>
      <text:p text:style-name="P31"/>
      <text:p text:style-name="P32"><text:span text:style-name="T1">Object.freeze( <text:s/>) </text:span><text:s/>- <text:span text:style-name="T159">Congela um objeto</text:span></text:p>
      <text:p text:style-name="P31"/>
      <text:p text:style-name="P32"><text:span text:style-name="T1">Object.isFrozen( <text:s/>) </text:span><text:s/>- <text:span text:style-name="T159">Verifica se o objeto esta congelado e retorna true ou false</text:span></text:p>
      <text:p text:style-name="P31"/>
      <text:p text:style-name="P32"><text:span text:style-name="T1">Object.getPrototypeof( <text:s/>) </text:span><text:s/>- <text:span text:style-name="T159">Retorna a função construtora da qual o objeto foi criado</text:span></text:p>
      <text:p text:style-name="P31"/>
      <text:p text:style-name="P32"><text:soft-page-break/><text:span text:style-name="T1">Object.create( <text:s/>) </text:span><text:s/>- <text:span text:style-name="T159">Cria um objeto a partir de outro</text:span></text:p>
      <text:p text:style-name="P31"/>
      <text:p text:style-name="P32"><text:span text:style-name="T1">instanceof </text:span><text:s/>- <text:span text:style-name="T159">Verifica </text:span><text:span text:style-name="T160">se o objeto foi criado a partir da função construtora</text:span><text:span text:style-name="T159"> e retorna true ou false</text:span></text:p>
      <text:p text:style-name="P31"/>
      <text:p text:style-name="P34"><text:span text:style-name="T1">\n </text:span><text:s/>- Quebra a linha</text:p>
      <text:p text:style-name="P34"/>
      <text:p text:style-name="P35"><text:span text:style-name="T1">try { <text:s/>} </text:span><text:s/>- Testa o codigo <text:span text:style-name="T53">↑</text:span></text:p>
      <text:p text:style-name="P35"/>
      <text:p text:style-name="P35"><text:span text:style-name="T1">catch( <text:s/>) { <text:s/>} </text:span><text:s/>- Captura o erro do try</text:p>
      <text:p text:style-name="P35"/>
      <text:p text:style-name="P35"><text:span text:style-name="T1">finally { <text:s/>} </text:span><text:s/>- Final da ação try : catch</text:p>
      <text:p text:style-name="P35"/>
      <text:p text:style-name="P35"><text:span text:style-name="T1">throw new </text:span><text:s/>- Gera um novo erro</text:p>
      <text:p text:style-name="P35"/>
      <text:p text:style-name="P35"><text:span text:style-name="T1">document.forms </text:span><text:s/>- Captura todos os forms da pagina</text:p>
      <text:p text:style-name="P35"/>
      <text:p text:style-name="P39"><text:span text:style-name="T1">document.forms.item( <text:s/>) </text:span><text:s/>- Captura um formulario pela posição</text:p>
      <text:p text:style-name="P39"/>
      <text:p text:style-name="P39"><text:span text:style-name="T1">document.forms.namedItem(“ “) </text:span><text:s/>- Captura um formulario pelo name=” “</text:p>
      <text:p text:style-name="P39"/>
      <text:p text:style-name="P39"><text:span text:style-name="T1">document.forms[ <text:s/>].elements[ <text:s/>] </text:span><text:s/>- Captura um input de um formulario e o formulario pela posição</text:p>
      <text:p text:style-name="P39"/>
      <text:p text:style-name="P39"><text:span text:style-name="T1">new Date( <text:s/>) </text:span><text:s/>- Cria um novo objeto do tipo Date</text:p>
      <text:p text:style-name="P39"/>
      <text:p text:style-name="P39"><text:span text:style-name="T1">.getDate( <text:s/>) </text:span><text:s/>- <text:span text:style-name="T161">Retorna o dia do mês atual</text:span> (.set para alterar)</text:p>
      <text:p text:style-name="P39"/>
      <text:p text:style-name="P39"><text:span text:style-name="T1">.getMonth( <text:s/>) </text:span><text:s/>- <text:span text:style-name="T161">Retorna o mês atual</text:span> (.set para alterar)</text:p>
      <text:p text:style-name="P39"/>
      <text:p text:style-name="P40"><text:span text:style-name="T1">.getFullYear( <text:s/>) </text:span><text:s/>- <text:span text:style-name="T161">Retorna o ano atual</text:span> (.set para alterar)</text:p>
      <text:p text:style-name="P39"/>
      <text:p text:style-name="P40"><text:span text:style-name="T1">.getDay( <text:s/>) </text:span><text:s/>- <text:span text:style-name="T161">Retorna o dia da semana atual</text:span> (.set para alterar)</text:p>
      <text:p text:style-name="P39"/>
      <text:p text:style-name="P40"><text:span text:style-name="T1">.getHours( <text:s/>) </text:span><text:s/>- <text:span text:style-name="T161">Retorna a hora atual</text:span> (.set para alterar)</text:p>
      <text:p text:style-name="P39"/>
      <text:p text:style-name="P40"><text:span text:style-name="T1">.getMinutes( <text:s/>) </text:span><text:s/>- <text:span text:style-name="T161">Retorna o minuto atual</text:span> (.set para alterar)</text:p>
      <text:p text:style-name="P39"/>
      <text:p text:style-name="P39"><text:span text:style-name="T1">.getSeconds( <text:s/>) </text:span><text:s/>- <text:span text:style-name="T161">Retorna o segundo </text:span><text:span text:style-name="T162">atual</text:span> (.set para alterar)</text:p>
      <text:p text:style-name="P39"/>
      <text:p text:style-name="P41"><text:span text:style-name="T1">.toDateString( <text:s/>) </text:span><text:s/>- <text:span text:style-name="T162">Retorna o dia do mês atual por estenço</text:span></text:p>
      <text:p text:style-name="P39"/>
      <text:p text:style-name="P39"><text:span text:style-name="T1">.toLocaleDateString( <text:s/>) </text:span><text:s/>- <text:span text:style-name="T162">Retorna a data atual no formato padrão</text:span></text:p>
      <text:p text:style-name="P39"/>
      <text:p text:style-name="P41"><text:span text:style-name="T1">.toLocaleString( <text:s/>) </text:span><text:s/>- <text:s/><text:span text:style-name="T162">Retorna as horas e a data atual no formato padrão</text:span></text:p>
      <text:p text:style-name="P35"/>
      <text:p text:style-name="P42"><text:soft-page-break/><text:span text:style-name="T1">Math.E </text:span><text:s/>- Retorna o numero Euler</text:p>
      <text:p text:style-name="P42"/>
      <text:p text:style-name="P42"><text:span text:style-name="T1">Math.PI </text:span><text:s/>- Retorna o numero PI</text:p>
      <text:p text:style-name="P42"/>
      <text:p text:style-name="P42"><text:span text:style-name="T1">Math.SQRT2 </text:span><text:s/>- Retorna a raiz quadrada de 2</text:p>
      <text:p text:style-name="P42"/>
      <text:p text:style-name="P42"><text:span text:style-name="T1">Math.SQRT1_2 </text:span><text:s/>- Retorna a raiz quadrada de ½</text:p>
      <text:p text:style-name="P42"/>
      <text:p text:style-name="P42"><text:span text:style-name="T1">Math.LN2 </text:span><text:s/>- Retorna o logaritmo natural de 2</text:p>
      <text:p text:style-name="P42"/>
      <text:p text:style-name="P42"><text:span text:style-name="T1">Math.LN10 </text:span><text:s/>- Retorna o logaritmo natural de 10</text:p>
      <text:p text:style-name="P42"/>
      <text:p text:style-name="P42"><text:span text:style-name="T1">Math.LOG2E </text:span><text:s/>- Retorna a base 2 do logaritmo de E</text:p>
      <text:p text:style-name="P42"/>
      <text:p text:style-name="P42"><text:span text:style-name="T1">Math.LOG10E </text:span><text:s/>- Retorna a base decimal do logaritmo de E<text:tab/></text:p>
      <text:p text:style-name="P35"/>
      <text:p text:style-name="P1"><text:span text:style-name="T4">Math.abs(x) </text:span><text:span text:style-name="T164"><text:s/>- </text:span>Retorna o valor absoluto de X</text:p>
      <text:p text:style-name="P1"/>
      <text:p text:style-name="P1"><text:span text:style-name="T4">Math.acos(x) </text:span><text:span text:style-name="T164"><text:s/>- </text:span>Retorna o arco cosseno de X</text:p>
      <text:p text:style-name="P1"/>
      <text:p text:style-name="P1"><text:span text:style-name="T4">Math.asin(x) </text:span><text:span text:style-name="T164"><text:s/>- </text:span>Retorna o arco seno de X</text:p>
      <text:p text:style-name="P1"/>
      <text:p text:style-name="P1"><text:span text:style-name="T4">Math.atan(x) </text:span><text:span text:style-name="T164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64"><text:s/>- Retorna o arco tangente do quociente dos argumentos <text:s/></text:span><text:span text:style-name="T165">Y</text:span><text:span text:style-name="T164"> e </text:span><text:span text:style-name="T165">X</text:span></text:p>
      <text:p text:style-name="P2"/>
      <text:p text:style-name="P1"><text:span text:style-name="T4">Math.</text:span><text:span text:style-name="T5">ceil(x)</text:span><text:span text:style-name="T4"> </text:span><text:span text:style-name="T164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64"><text:s/>- Retorna o cosseno de </text:span><text:span text:style-name="T165">X</text:span><text:span text:style-name="T164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64"><text:s/>- Retorna o valor de </text:span><text:span text:style-name="T166">Math.</text:span><text:span text:style-name="T164">E </text:span><text:span text:style-name="T166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64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64"><text:s/>- Retorna o logaritmo natural (base </text:span><text:span text:style-name="T166">Math.</text:span><text:span text:style-name="T164">E) de </text:span><text:span text:style-name="T165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64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64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64"><text:s/>- Retorna o valor de </text:span><text:span text:style-name="T165">X</text:span><text:span text:style-name="T164"> elevado a </text:span><text:span text:style-name="T165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64"><text:s/>- Retorna um número aleatório entre 0 e 1</text:span></text:p>
      <text:p text:style-name="P3"/>
      <text:p text:style-name="P17"><text:span text:style-name="T172">Math.random( <text:s/>)*</text:span><text:span text:style-name="T173">num</text:span><text:span text:style-name="T172"> </text:span><text:span text:style-name="T164"><text:s/>- </text:span><text:span text:style-name="T167">Retorna um numero aleatorio entre 0 e o numero especificado</text:span></text:p>
      <text:p text:style-name="P17"><text:soft-page-break/><text:span text:style-name="T172">Math.floor(Math.random( <text:s/>)*</text:span><text:span text:style-name="T173">num</text:span><text:span text:style-name="T172">) </text:span><text:span text:style-name="T164"><text:s/>- </text:span><text:span text:style-name="T167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64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64"><text:s/>- Retorna o seno de </text:span><text:span text:style-name="T165">X</text:span><text:span text:style-name="T164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64"><text:s/>- Retorna a raiz quadrada de </text:span><text:span text:style-name="T165">X</text:span></text:p>
      <text:p text:style-name="P2"/>
      <text:p text:style-name="P43"><text:span text:style-name="T54">Math.</text:span><text:span text:style-name="T55">tan(x)</text:span><text:span text:style-name="T54"> </text:span><text:span text:style-name="T97"><text:s/>- Retorna a tangente do ângulo </text:span><text:span text:style-name="T98">X</text:span></text:p>
      <text:p text:style-name="P35"/>
      <text:p text:style-name="P44"><text:span text:style-name="T1">keydown </text:span><text:s/>- <text:span text:style-name="T174">Evento quando uma tecla é pressionada</text:span></text:p>
      <text:p text:style-name="P44"/>
      <text:p text:style-name="P44"><text:span text:style-name="T1">.key </text:span><text:s/>- <text:span text:style-name="T174">Retorna a tecla pressionada</text:span></text:p>
      <text:p text:style-name="P44"/>
      <text:p text:style-name="P44"><text:span text:style-name="T1">requestAnimationFrame( <text:s/>) </text:span><text:s/>- <text:span text:style-name="T174">Executa uma animação com frames automaticos, ou seja, executa uma função em loop com tempo definido automaticamente</text:span></text:p>
      <text:p text:style-name="P44"/>
      <text:p text:style-name="P44"><text:span text:style-name="T1">cancelAnimationFrame </text:span><text:s/>- <text:span text:style-name="T174">Interrompe uma animação</text:span></text:p>
      <text:p text:style-name="P35"/>
      <text:p text:style-name="P45"><text:span text:style-name="T1">.hasAttribute(“ “) </text:span><text:s/>- Verifica se um elemento possui um atributo especifico</text:p>
      <text:p text:style-name="P35"/>
      <text:p text:style-name="P45"><text:span text:style-name="T1">.removeAttribute(“ “) </text:span><text:s/>- Remove um atributo especifico de um elemento</text:p>
      <text:p text:style-name="P45"/>
      <text:p text:style-name="P46"><text:span text:style-name="T1">.charAt( <text:s/>) </text:span><text:s/>- Retorna <text:span text:style-name="T175">o</text:span> caractere <text:span text:style-name="T100">que esta na posição </text:span><text:span text:style-name="T101">especificada</text:span></text:p>
      <text:p text:style-name="P35"/>
      <text:p text:style-name="P36"><text:span text:style-name="T1">.</text:span><text:span text:style-name="T6">charCodeAt( <text:s/>) </text:span><text:span text:style-name="T175"><text:s/>- R</text:span><text:span text:style-name="T100">etorna o codigo do caractere que esta na posição </text:span><text:span text:style-name="T101">especificada</text:span></text:p>
      <text:p text:style-name="P35"/>
      <text:p text:style-name="P47"><text:span text:style-name="T1">fromCharCode( <text:s/>) </text:span><text:s/>- <text:s/><text:span text:style-name="T100">Retorna o caractere apartir do codigo </text:span><text:span text:style-name="T99">especificado</text:span></text:p>
      <text:p text:style-name="P35"/>
      <text:p text:style-name="P35"><text:span text:style-name="T1">.</text:span><text:span text:style-name="T7">concat( <text:s/>) </text:span><text:span text:style-name="T176"><text:s/>- Concatena strings </text:span><text:span text:style-name="T253">ou arrays</text:span></text:p>
      <text:p text:style-name="P35"/>
      <text:p text:style-name="P35"><text:span text:style-name="T1">.</text:span><text:span text:style-name="T7">lastIndexOf(“ “) </text:span><text:span text:style-name="T176"><text:s/>- Retorna a posição do ultimo caractere encontrado ou -1</text:span></text:p>
      <text:p text:style-name="P35"/>
      <text:p text:style-name="P47"><text:span text:style-name="T1">.localeCompare( <text:s/>) </text:span><text:s/>- Compara duas strings e verifica se são iguais, retornando 0 ou -1</text:p>
      <text:p text:style-name="P47"/>
      <text:p text:style-name="P47"><text:span text:style-name="T1">.slice( <text:s/>) </text:span><text:s/>- Corta e captura <text:span text:style-name="T177">apartir de uma posição inicial e final</text:span></text:p>
      <text:p text:style-name="P35"/>
      <text:p text:style-name="P37"><text:span text:style-name="T1">.</text:span><text:span text:style-name="T8">split(“ “) </text:span><text:span text:style-name="T177"><text:s/>- </text:span><text:span text:style-name="T178">Divide uma string apartir de um caractere especificado e retorna as divisões em um array</text:span></text:p>
      <text:p text:style-name="P37"/>
      <text:p text:style-name="P38"><text:span text:style-name="T1">.</text:span><text:span text:style-name="T9">substring( <text:s/>) </text:span><text:span text:style-name="T178"><text:s/>- Semelhante ao slice </text:span><text:span text:style-name="T179">vai cortar e capturar uma string da posição inicial até a posição final</text:span></text:p>
      <text:p text:style-name="P38"/>
      <text:p text:style-name="P38"><text:span text:style-name="T1">.</text:span><text:span text:style-name="T10">trim( <text:s/>) </text:span><text:span text:style-name="T179"><text:s/>- Remove espaços antes e depois de uma string</text:span></text:p>
      <text:p text:style-name="P38"/>
      <text:p text:style-name="P6"><text:soft-page-break/><text:span text:style-name="T1">.startsWith(“ “) </text:span><text:s/>- <text:span text:style-name="T181">Verifica se uma string começa com os caracteres especificados e retorna true ou false</text:span></text:p>
      <text:p text:style-name="P38"/>
      <text:p text:style-name="P7"><text:span text:style-name="T1">.endsWith(“ “) </text:span><text:s/>- <text:span text:style-name="T181">Verifica se uma string </text:span><text:span text:style-name="T182">termina</text:span><text:span text:style-name="T181"> com os caracteres especificados e retorna true ou false</text:span></text:p>
      <text:p text:style-name="P38"/>
      <text:p text:style-name="P18">.includes(“ “) <text:span text:style-name="T163"><text:s/>- Determina se um array contêm determinado </text:span><text:span text:style-name="T169">item</text:span><text:span text:style-name="T163">, ou se uma string possui os caracteres especificados</text:span></text:p>
      <text:p text:style-name="P38"/>
      <text:p text:style-name="P19">.repeat( <text:s/>) <text:span text:style-name="T163"><text:s/>- </text:span><text:span text:style-name="T168">C</text:span><text:span text:style-name="T163">oncatena uma mesma string determinado numero de vezes</text:span></text:p>
      <text:p text:style-name="P20"/>
      <text:p text:style-name="P8"><text:span text:style-name="T11">.search(“ ”) </text:span><text:span text:style-name="T180"><text:s/>- Busca uma ocorrencia e retorna a posição do primeiro caractere encontrado</text:span></text:p>
      <text:p text:style-name="P38"/>
      <text:p text:style-name="P9"><text:span text:style-name="T1">.valueOf( <text:s/>) </text:span><text:s/>- <text:span text:style-name="T182">R</text:span>etornar o valor primitivo do objeto especificado <text:span text:style-name="T183">ou o valor original</text:span></text:p>
      <text:p text:style-name="P38"/>
      <text:p text:style-name="P21">.fromCodePoint( <text:s/>) <text:span text:style-name="T163"><text:s/>- Retorna / transforma o codigo ascii em caractere</text:span></text:p>
      <text:p text:style-name="P48"/>
      <text:p text:style-name="P49"><text:span text:style-name="T1">window.open( <text:s/>) </text:span><text:s/>- Abre e configura a abertura de uma nova janela a partir de uma url</text:p>
      <text:p text:style-name="P38"/>
      <text:p text:style-name="P38"><text:span text:style-name="T1">.</text:span><text:span text:style-name="T12">close( <text:s/>) </text:span><text:span text:style-name="T184"><text:s/>- Fecha uma janela aberta a partir de uma variavel</text:span></text:p>
      <text:p text:style-name="P35"/>
      <text:p text:style-name="P10"><text:span text:style-name="T13">window.innerWidth </text:span><text:span text:style-name="T185"><text:s/>- </text:span><text:span text:style-name="T184"><text:s/></text:span>Retorna a largura interna da janela</text:p>
      <text:p text:style-name="P35"/>
      <text:p text:style-name="P50"><text:span text:style-name="T57">window.innerHeight </text:span><text:span text:style-name="T102"><text:s/>- </text:span><text:span text:style-name="T99">Retorna a altura interna da janela</text:span></text:p>
      <text:p text:style-name="P51"/>
      <text:p text:style-name="P11"><text:span text:style-name="T1">window.outerWidth </text:span><text:s/>- Retorna a largura total da janela</text:p>
      <text:p text:style-name="P51"/>
      <text:p text:style-name="P11"><text:span text:style-name="T1">window.outerHeight </text:span><text:s/>- Retorna a altura total da janela</text:p>
      <text:p text:style-name="P51"/>
      <text:p text:style-name="P11"><text:span text:style-name="T1">window.screenX </text:span><text:s/>- Retorna o posicionamento X (horizontal) da jenala</text:p>
      <text:p text:style-name="P51"/>
      <text:p text:style-name="P11"><text:span text:style-name="T1">window.screenY </text:span><text:s/>- Retorna o posicionamento Y (vertical) da jenala</text:p>
      <text:p text:style-name="P51"/>
      <text:p text:style-name="P52"><text:span text:style-name="T58">window.</text:span><text:span text:style-name="T59">scrollBy(x, y) </text:span><text:s/>- <text:span text:style-name="T186">Posiciona a pagina </text:span><text:span text:style-name="T104">em uma determinada posição </text:span><text:span text:style-name="T105">X e Y</text:span></text:p>
      <text:p text:style-name="P51"/>
      <text:p text:style-name="P52"><text:span text:style-name="T60">window.length </text:span><text:s/>- <text:s/><text:span text:style-name="T103">Informa a quantidade de </text:span><text:span text:style-name="T106">i</text:span><text:span text:style-name="T103">frames que tem dentro da pagina</text:span></text:p>
      <text:p text:style-name="P51"/>
      <text:p text:style-name="P12"><text:span text:style-name="T14">window.frames </text:span><text:s/>- <text:span text:style-name="T186">Retorna um array com todos os iframes da pagina</text:span></text:p>
      <text:p text:style-name="P51"/>
      <text:p text:style-name="P53"><text:span text:style-name="T61">navigator.cookieEnabled </text:span><text:s/>- <text:s/><text:span text:style-name="T107">Verifica se tem cookies habilitados e retorna true ou false</text:span></text:p>
      <text:p text:style-name="P51"/>
      <text:p text:style-name="P53"><text:span text:style-name="T62">navigator.geolocation </text:span><text:s/>- <text:s/><text:span text:style-name="T108">Verifica se a geolocalização esta habilitada e retorna o objeto ou undefined</text:span></text:p>
      <text:p text:style-name="P51"/>
      <text:p text:style-name="P53"><text:span text:style-name="T62">navigator.geolocation.getCurrentPosition( <text:s/></text:span><text:span text:style-name="T63">) </text:span><text:s/><text:span text:style-name="T108">- </text:span><text:span text:style-name="T107">Retorna a localização geografica </text:span><text:span text:style-name="T108">do browser</text:span></text:p>
      <text:p text:style-name="P51"><text:soft-page-break/></text:p>
      <text:p text:style-name="P53"><text:span text:style-name="T62">.coords </text:span><text:s/>- <text:span text:style-name="T187">R</text:span><text:span text:style-name="T108">etorna a latitude e a longitude</text:span></text:p>
      <text:p text:style-name="P51"/>
      <text:p text:style-name="P53"><text:span text:style-name="T62">.coords.latitude </text:span><text:s/>- <text:span text:style-name="T187">Captura a latitude</text:span></text:p>
      <text:p text:style-name="P53"/>
      <text:p text:style-name="P53"><text:span text:style-name="T62">.coords.longitude </text:span><text:s/>- <text:span text:style-name="T187">Captura a longitude</text:span></text:p>
      <text:p text:style-name="P51"/>
      <text:p text:style-name="P53"><text:span text:style-name="T64">navigator.language </text:span><text:s/>- <text:s/><text:span text:style-name="T109">Retorna o idioma do browser</text:span></text:p>
      <text:p text:style-name="P51"/>
      <text:p text:style-name="P53"><text:span text:style-name="T64">navigator.onLine </text:span><text:s/>- <text:s/><text:span text:style-name="T109">Verifica se o browser esta online e retorna true ou false</text:span></text:p>
      <text:p text:style-name="P51"/>
      <text:p text:style-name="P53"><text:span text:style-name="T64">navigator.userAgent </text:span><text:s/>- <text:s/><text:span text:style-name="T109">Retorna qual agente foi enviado p</text:span><text:span text:style-name="T110">a</text:span><text:span text:style-name="T109">r</text:span><text:span text:style-name="T110">a </text:span><text:span text:style-name="T109">o browser pelo servidor</text:span></text:p>
      <text:p text:style-name="P51"/>
      <text:p text:style-name="P54"><text:span text:style-name="T65">screen.width </text:span><text:s/>- <text:span text:style-name="T111">Retorna a largura </text:span><text:span text:style-name="T112">disponivel</text:span><text:span text:style-name="T111"> da tela</text:span></text:p>
      <text:p text:style-name="P51"><text:s/></text:p>
      <text:p text:style-name="P54"><text:span text:style-name="T65">screen.height </text:span><text:s/>- <text:span text:style-name="T111">Retorna a altura </text:span><text:span text:style-name="T112">disponivel </text:span><text:span text:style-name="T111">da tela </text:span></text:p>
      <text:p text:style-name="P51"><text:s/></text:p>
      <text:p text:style-name="P54"><text:span text:style-name="T65">screen.avail</text:span><text:span text:style-name="T66">W</text:span><text:span text:style-name="T65">idth </text:span><text:s/>- <text:span text:style-name="T112">Retorna a largura da tela ao todo</text:span></text:p>
      <text:p text:style-name="P54"/>
      <text:p text:style-name="P54"><text:span text:style-name="T65">screen.avail</text:span><text:span text:style-name="T66">H</text:span><text:span text:style-name="T65">eight </text:span><text:s/>- <text:span text:style-name="T112">Retorna a altura da tela ao todo</text:span></text:p>
      <text:p text:style-name="P51"><text:s/></text:p>
      <text:p text:style-name="P54"><text:span text:style-name="T112"><text:s/></text:span><text:span text:style-name="T66">screen.colorDepth </text:span><text:s/>- <text:span text:style-name="T112">Retorna a profundidade em bits da paleta de cor pra exibir imagens</text:span></text:p>
      <text:p text:style-name="P51"><text:s/></text:p>
      <text:p text:style-name="P54"><text:span text:style-name="T66">screen.pixelDepth </text:span><text:s/>- <text:span text:style-name="T112">Retorna a resolução da cor em bits por cada pixel da tela</text:span></text:p>
      <text:p text:style-name="P51"><text:s/></text:p>
      <text:p text:style-name="P54"><text:span text:style-name="T67">history.length</text:span> - <text:span text:style-name="T113">Retorna o tamanho do historico</text:span></text:p>
      <text:p text:style-name="P51"><text:s/></text:p>
      <text:p text:style-name="P54"><text:span text:style-name="T67">history.back( <text:s/>)</text:span> - <text:span text:style-name="T113">Volta pra pagina anterior </text:span></text:p>
      <text:p text:style-name="P51"><text:s/></text:p>
      <text:p text:style-name="P55"><text:span text:style-name="T67">history.forward( <text:s/>)</text:span> - <text:span text:style-name="T113">Avança pra próxima pagina</text:span></text:p>
      <text:p text:style-name="P51"><text:s/></text:p>
      <text:p text:style-name="P55"><text:span text:style-name="T67">history.go( <text:s/>)</text:span> - <text:span text:style-name="T113">Permite avançar ou retroceder determinado numero de elementos do historico</text:span></text:p>
      <text:p text:style-name="P51"><text:s/></text:p>
      <text:p text:style-name="P56"><text:span text:style-name="T68">location </text:span><text:s/>- <text:span text:style-name="T199">Retorna informações sobre a URL</text:span></text:p>
      <text:p text:style-name="P56"/>
      <text:p text:style-name="P56"><text:span text:style-name="T69">location = “ “ </text:span><text:s/>- <text:span text:style-name="T199">Redireciona para outra URL (</text:span><text:span text:style-name="T114">site/link</text:span><text:span text:style-name="T199">)</text:span></text:p>
      <text:p text:style-name="P51"><text:s/></text:p>
      <text:p text:style-name="P56"><text:span text:style-name="T70">location.hash </text:span><text:s/>- <text:span text:style-name="T199">Retorna a hashtag e tudo o que estiver depois dela em uma URL</text:span></text:p>
      <text:p text:style-name="P51"><text:s/></text:p>
      <text:p text:style-name="P56"><text:span text:style-name="T71">location.href </text:span><text:s/>- <text:span text:style-name="T199">Retorna a URL</text:span></text:p>
      <text:p text:style-name="P51"><text:s/></text:p>
      <text:p text:style-name="P56"><text:span text:style-name="T71">location.href = “ “ </text:span><text:s/>- <text:span text:style-name="T199">Redireciona para outra URL (</text:span><text:span text:style-name="T114">site/link</text:span><text:span text:style-name="T199">)</text:span></text:p>
      <text:p text:style-name="P51"><text:s/></text:p>
      <text:p text:style-name="P56"><text:span text:style-name="T72">location.origin </text:span><text:s/>- <text:s/><text:span text:style-name="T199">R</text:span><text:span text:style-name="T115">etorna o protocolo, hostname e o numero da porta</text:span></text:p>
      <text:p text:style-name="P51"/>
      <text:p text:style-name="P56"><text:soft-page-break/><text:span text:style-name="T73">location.pathname </text:span><text:s/>- <text:span text:style-name="T116">Retorna o caminho, tudo o que estiver depois do protocolo e do hostname</text:span></text:p>
      <text:p text:style-name="P51"/>
      <text:p text:style-name="P56"><text:span text:style-name="T73">location.port </text:span><text:s/>- <text:span text:style-name="T116">Retorna o numero da porta</text:span></text:p>
      <text:p text:style-name="P56"/>
      <text:p text:style-name="P56"><text:span text:style-name="T73">location.protocol </text:span><text:s/>- <text:span text:style-name="T116">Retorna o protocolo da </text:span><text:span text:style-name="T119">URL</text:span></text:p>
      <text:p text:style-name="P51"/>
      <text:p text:style-name="P56"><text:span text:style-name="T73">location.search </text:span><text:s/>- <text:span text:style-name="T199">Retorna a interrogação e tudo o que estiver depois dela em uma URL</text:span></text:p>
      <text:p text:style-name="P51"/>
      <text:p text:style-name="P56"><text:span text:style-name="T74">location.assign(“ “) </text:span><text:s/>- <text:span text:style-name="T199">C</text:span><text:span text:style-name="T117">arrega um</text:span><text:span text:style-name="T118">a</text:span><text:span text:style-name="T117"> nov</text:span><text:span text:style-name="T118">a</text:span><text:span text:style-name="T117"> </text:span><text:span text:style-name="T118">pagina ou site</text:span></text:p>
      <text:p text:style-name="P56"/>
      <text:p text:style-name="P56"><text:span text:style-name="T75">location.replace(“ “) </text:span><text:s/>- <text:span text:style-name="T199">C</text:span><text:span text:style-name="T117">arregar um</text:span><text:span text:style-name="T118">a</text:span><text:span text:style-name="T117"> nov</text:span><text:span text:style-name="T118">a</text:span><text:span text:style-name="T117"> </text:span><text:span text:style-name="T118">pagina ou site </text:span><text:span text:style-name="T119">e remove a anterior do historico</text:span></text:p>
      <text:p text:style-name="P56"/>
      <text:p text:style-name="P56"><text:span text:style-name="T75">location.reload( <text:s/>) </text:span><text:s/>- <text:span text:style-name="T199">R</text:span><text:span text:style-name="T120">ecarrega a pagina</text:span></text:p>
      <text:p text:style-name="P56"/>
      <text:p text:style-name="P57"><text:span text:style-name="T76">localStorage.setItem(“ “, “ ”) </text:span><text:s/>- <text:span text:style-name="T121">Define </text:span><text:span text:style-name="T124">ou altera</text:span><text:span text:style-name="T121"> um conjunto chave : valor </text:span></text:p>
      <text:p text:style-name="P13">(vale para o sessionStorage)</text:p>
      <text:p text:style-name="P14"/>
      <text:p text:style-name="P57"><text:span text:style-name="T77">localStorage.getItem(“ ”) </text:span><text:s/>- <text:span text:style-name="T200">Retorna</text:span><text:span text:style-name="T121"> </text:span><text:span text:style-name="T123">o valor de uma chave </text:span><text:span text:style-name="T125">(vale para o sessionStorage)</text:span></text:p>
      <text:p text:style-name="P51"/>
      <text:p text:style-name="P57"><text:span text:style-name="T77">localStorage.removeItem(“ ”) </text:span><text:s/>- <text:span text:style-name="T121">Remove </text:span><text:span text:style-name="T122">um conjunto </text:span><text:span text:style-name="T124">chave : valor </text:span><text:span text:style-name="T125">pela chave</text:span></text:p>
      <text:p text:style-name="P13">(vale para o sessionStorage)</text:p>
      <text:p text:style-name="P51"/>
      <text:p text:style-name="P82"><text:span text:style-name="T188">localStorage.clear( <text:s/>) </text:span><text:s/>- Limpa todo o Local Storage <text:span text:style-name="T99">(vale para o sessionStorage)</text:span></text:p>
      <text:p text:style-name="P51"/>
      <text:p text:style-name="P82"><text:span text:style-name="T188">localStorage.key( <text:s/>) </text:span><text:s/>- Pesquisa e retorna uma chave ou retorna null </text:p>
      <text:p text:style-name="P13">(vale para o sessionStorage)</text:p>
      <text:p text:style-name="P51"/>
      <text:p text:style-name="P58"><text:span text:style-name="T78">document</text:span><text:span text:style-name="T79">.createAttribute(“ “) </text:span><text:s/>- <text:span text:style-name="T126">Cria um novo atributo</text:span></text:p>
      <text:p text:style-name="P58"/>
      <text:p text:style-name="P58"><text:span text:style-name="T80">.value = “ “ </text:span><text:s/>- <text:span text:style-name="T127">Define um valor para o novo atributo</text:span></text:p>
      <text:p text:style-name="P51"/>
      <text:p text:style-name="P58"><text:span text:style-name="T80">.setAttributeNode( <text:s/>) </text:span><text:s/>- <text:span text:style-name="T127">Adiciona ou substitui o novo atributo no elemento especificado</text:span></text:p>
      <text:p text:style-name="P58"/>
      <text:p text:style-name="P58"><text:span text:style-name="T81">.getAttribute(“ ”) </text:span><text:s/>- <text:span text:style-name="T128">Retorna o valor de um determinado atributo </text:span><text:span text:style-name="T129">em um determinado elemento</text:span></text:p>
      <text:p text:style-name="P22"/>
      <text:p text:style-name="P58"><text:span text:style-name="T82">.insertBefore( <text:s/>) </text:span><text:s/>- <text:span text:style-name="T202">Adiciona um novo elemento antes de algo</text:span></text:p>
      <text:p text:style-name="P22"/>
      <text:p text:style-name="P58"><text:span text:style-name="T82">.childNodes.length </text:span><text:s/>- <text:span text:style-name="T202">Conta </text:span><text:span text:style-name="T130">os elementos filhos de determinado elemento</text:span></text:p>
      <text:p text:style-name="P51"/>
      <text:p text:style-name="P58"><text:span text:style-name="T82">.childNodes </text:span><text:s/>- <text:span text:style-name="T202">R</text:span><text:span text:style-name="T131">etorna uma lista com os elementos filhos</text:span></text:p>
      <text:p text:style-name="P51"/>
      <text:p text:style-name="P59"><text:span text:style-name="T83">.replaceChild( <text:s/>) </text:span><text:s/>- <text:span text:style-name="T203">S</text:span><text:span text:style-name="T132">ubstitui um elemento </text:span><text:span text:style-name="T133">filho</text:span><text:span text:style-name="T132"> por outro elemento</text:span></text:p>
      <text:p text:style-name="P51"/>
      <text:p text:style-name="P59"><text:soft-page-break/><text:span text:style-name="T84">.createTextNode(“ “) </text:span><text:span text:style-name="T134"><text:s/></text:span>- <text:span text:style-name="T134">Cria um texto que é armazenado em uma variavel, essa variavel pode ser inserida como filho de um elemento</text:span></text:p>
      <text:p text:style-name="P23"/>
      <text:p text:style-name="P83"><text:span text:style-name="T56">.parentNode </text:span><text:span text:style-name="T99"><text:s/>- </text:span><text:span text:style-name="T134">Retorna o elemento pai</text:span></text:p>
      <text:p text:style-name="P15"/>
      <text:p text:style-name="P15"><text:span text:style-name="T1">.parentNode.nodeName </text:span><text:s/>- Retorna o nome do elemento pai</text:p>
      <text:p text:style-name="P51"/>
      <text:p text:style-name="P59"><text:span text:style-name="T85">.remove( <text:s/>) </text:span><text:s/>- <text:span text:style-name="T134">Remove </text:span><text:span text:style-name="T133">um</text:span><text:span text:style-name="T134"> elemento</text:span></text:p>
      <text:p text:style-name="P51"/>
      <text:p text:style-name="P59"><text:span text:style-name="T85">.removeChild( <text:s/>) </text:span><text:s/>- <text:span text:style-name="T134">Remove </text:span><text:span text:style-name="T135">um</text:span><text:span text:style-name="T134"> </text:span><text:span text:style-name="T135">determinado </text:span><text:span text:style-name="T134">elemento filho</text:span></text:p>
      <text:p text:style-name="P51"/>
      <text:p text:style-name="P59"><text:span text:style-name="T86">.hasFocus( <text:s/>) </text:span><text:s/>- <text:span text:style-name="T136">Retorna true ou false se a pagina ou algum elemento da pagina estiver em foco</text:span></text:p>
      <text:p text:style-name="P51"/>
      <text:p text:style-name="P60"><text:span text:style-name="T87">document.activeElement </text:span><text:s/>- <text:span text:style-name="T137">Retorna o elemento s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tagName </text:span><text:s/>- <text:span text:style-name="T137">Retorna o nome da tag do elemento </text:span><text:span text:style-name="T139">s</text:span><text:span text:style-name="T137">elecionado </text:span><text:span text:style-name="T138">ou</text:span><text:span text:style-name="T137"> ativo dentro da pagina</text:span></text:p>
      <text:p text:style-name="P61"/>
      <text:p text:style-name="P60"><text:span text:style-name="T87">document.activeElement.</text:span><text:span text:style-name="T88">id </text:span><text:s/>- <text:span text:style-name="T138">Retorna o id do elemento</text:span> <text:span text:style-name="T204">s</text:span><text:span text:style-name="T137">elecionado </text:span><text:span text:style-name="T138">ou</text:span><text:span text:style-name="T137"> ativo dentro da pagina</text:span></text:p>
      <text:p text:style-name="P62"/>
      <text:p text:style-name="P60"><text:span text:style-name="T87">document.activeElement.</text:span><text:span text:style-name="T88">value </text:span><text:s/>- <text:span text:style-name="T138">Retorna o value do elemento</text:span> <text:span text:style-name="T204">s</text:span><text:span text:style-name="T137">elecionado </text:span><text:span text:style-name="T138">ou</text:span><text:span text:style-name="T137"> ativo dentro da pagina</text:span></text:p>
      <text:p text:style-name="P51"/>
      <text:p text:style-name="P63"><text:span text:style-name="T89">.dataset. </text:span><text:s/>- <text:span text:style-name="T205">Altera ou retorna </text:span><text:span text:style-name="T140">o dataset d</text:span><text:span text:style-name="T141">e determinado</text:span><text:span text:style-name="T140"> </text:span><text:span text:style-name="T141">elemento</text:span></text:p>
      <text:p text:style-name="P63"/>
      <text:p text:style-name="P63"><text:span text:style-name="T89">.target </text:span><text:s/>- <text:span text:style-name="T205">Retorna o elemento que foi clicado</text:span></text:p>
      <text:p text:style-name="P63"/>
      <text:p text:style-name="P64"><text:span text:style-name="T90">.scrollIntoView( <text:s/>) </text:span><text:s/>- <text:span text:style-name="T206">Rola a pagina até um determinado elemento</text:span></text:p>
      <text:p text:style-name="P64"/>
      <text:p text:style-name="P16"><text:span text:style-name="T1">.hidden = “ “ </text:span><text:s/>- <text:span text:style-name="T206">Oculta ou não um elemento a partir de um valor booleano</text:span></text:p>
      <text:p text:style-name="P64"/>
      <text:p text:style-name="P65"><text:span text:style-name="T91">function* </text:span><text:s/>- <text:span text:style-name="T207">Cria uma função geradora</text:span></text:p>
      <text:p text:style-name="P51"/>
      <text:p text:style-name="P65"><text:span text:style-name="T92">.next( <text:s/>) </text:span><text:s/>- <text:span text:style-name="T207">Vai pra próxima iteração</text:span></text:p>
      <text:p text:style-name="P51"/>
      <text:p text:style-name="P65"><text:span text:style-name="T92">yield </text:span><text:s/>- <text:span text:style-name="T207">Permite a iteração do item</text:span></text:p>
      <text:p text:style-name="P51"/>
      <text:p text:style-name="P84"><text:span text:style-name="T1">new Map( <text:s/>) </text:span><text:s/>- Cria um objeto do tipo map (coleção de chave : valor)</text:p>
      <text:p text:style-name="P84"/>
      <text:p text:style-name="P84"><text:span text:style-name="T93">.set(“ “, “ “) </text:span><text:s/>- <text:span text:style-name="T209">Altera ou define um conjunto chave : valor </text:span><text:span text:style-name="T212">em um objeto map</text:span></text:p>
      <text:p text:style-name="P84"/>
      <text:p text:style-name="P86"><text:span text:style-name="T94">.get(“ “) </text:span><text:s/>- <text:span text:style-name="T209">Retorna o valor de uma chave </text:span><text:span text:style-name="T212">de um objeto map</text:span></text:p>
      <text:p text:style-name="P84"/>
      <text:p text:style-name="P85"><text:span text:style-name="T94">.size </text:span><text:s/>- <text:span text:style-name="T210">Retorna o tamanho do map</text:span></text:p>
      <text:p text:style-name="P51"><text:soft-page-break/><text:s/></text:p>
      <text:p text:style-name="P108"><text:span text:style-name="T95">.keys( <text:s/>) </text:span><text:s/>- <text:s/><text:span text:style-name="T264">Retorna um novo objeto Array que contem o indice de cada item no array</text:span></text:p>
      <text:p text:style-name="P66"/>
      <text:p text:style-name="P67"><text:span text:style-name="T95">.has(“ “) </text:span><text:s/>- <text:span text:style-name="T211">Verifica se uma chave existe </text:span><text:span text:style-name="T212">no objeto map</text:span><text:span text:style-name="T211"> retornando true ou false</text:span></text:p>
      <text:p text:style-name="P66"/>
      <text:p text:style-name="P67"><text:span text:style-name="T94">.clear( <text:s/>) </text:span><text:s/>- <text:span text:style-name="T211">Limpa todo o map</text:span></text:p>
      <text:p text:style-name="P66"/>
      <text:p text:style-name="P67"><text:span text:style-name="T94">.delete(“ ”) </text:span><text:s/>- <text:span text:style-name="T211">Deleta um determinado conjunto a partir de uma chave </text:span><text:span text:style-name="T212">no objeto map</text:span></text:p>
      <text:p text:style-name="P51"/>
      <text:p text:style-name="P87"><text:span text:style-name="T1">new Set( <text:s/>) </text:span><text:s/>- <text:span text:style-name="T208">Cria </text:span><text:span text:style-name="T248">ou converte em</text:span><text:span text:style-name="T208"> um objeto do tipo </text:span><text:span text:style-name="T248">S</text:span>et<text:span text:style-name="T208"> (coleção de </text:span>valores<text:span text:style-name="T208">)</text:span></text:p>
      <text:p text:style-name="P95"/>
      <text:p text:style-name="P87"><text:span text:style-name="T1">.add( <text:s/>) </text:span><text:s/>- Adiciona valores em um objeto do tipo <text:span text:style-name="T249">S</text:span>et</text:p>
      <text:p text:style-name="P51"/>
      <text:p text:style-name="P68"><text:span text:style-name="T96">JSON.parse( <text:s/>) </text:span><text:s/>- <text:span text:style-name="T142">Converte o json em um </text:span><text:span text:style-name="T143">array de</text:span><text:span text:style-name="T142"> objeto</text:span><text:span text:style-name="T143">s</text:span></text:p>
      <text:p text:style-name="P51"/>
      <text:p text:style-name="P68"><text:span text:style-name="T96">JSON.stringify( <text:s/>) </text:span><text:s/>- <text:span text:style-name="T142">Converte um </text:span><text:span text:style-name="T143">array de</text:span><text:span text:style-name="T142"> objeto</text:span><text:span text:style-name="T143">s ou objeto</text:span><text:span text:style-name="T142"> em um json</text:span></text:p>
      <text:p text:style-name="P51"/>
      <text:p text:style-name="P69"><text:span text:style-name="T17">“use strict” </text:span><text:s/>- <text:span text:style-name="T213">Ativa o modo estrito</text:span></text:p>
      <text:p text:style-name="P51"/>
      <text:p text:style-name="P71"><text:span text:style-name="T15">.stopPropagation( <text:s/>) </text:span><text:s/>- <text:span text:style-name="T214">Para a propagação de um evento</text:span><text:span text:style-name="T216"> </text:span><text:span text:style-name="T215">em elementos filhos</text:span></text:p>
      <text:p text:style-name="P51"/>
      <text:p text:style-name="P71"><text:span text:style-name="T18">clearTimeout( <text:s/>) </text:span><text:s/>- <text:span text:style-name="T217">Encerra a execução do setTimeout</text:span></text:p>
      <text:p text:style-name="P71"/>
      <text:p text:style-name="P94"><text:span text:style-name="T1">clearInterval( <text:s/>) -</text:span> Encerra a execução do setInterval</text:p>
      <text:p text:style-name="P51"/>
      <text:p text:style-name="P71"><text:span text:style-name="T19">.children </text:span><text:s/>- <text:span text:style-name="T219">Retorna </text:span><text:span text:style-name="T218">todos </text:span><text:span text:style-name="T219">os </text:span><text:span text:style-name="T218">elementos</text:span><text:span text:style-name="T219"> filho</text:span></text:p>
      <text:p text:style-name="P51"/>
      <text:p text:style-name="P71"><text:span text:style-name="T16">.firstChild </text:span><text:s/>- <text:span text:style-name="T220">Retorna o primeiro filho </text:span><text:span text:style-name="T194">(</text:span><text:span text:style-name="T193">sendo </text:span><text:span text:style-name="T194">qualquer um)</text:span></text:p>
      <text:p text:style-name="P70"/>
      <text:p text:style-name="P71"><text:span text:style-name="T19">.firstElementChild </text:span><text:s/>- <text:span text:style-name="T219">Retorna o primeiro elemento filho</text:span></text:p>
      <text:p text:style-name="P51"/>
      <text:p text:style-name="P71"><text:span text:style-name="T190">.lastElementChild </text:span><text:s/>- <text:span text:style-name="T195">Retorna o ultimo elemento filho</text:span></text:p>
      <text:p text:style-name="P51"/>
      <text:p text:style-name="P71"><text:span text:style-name="T189">.lastChild </text:span><text:s/>- <text:span text:style-name="T193">Retorna o ultimo filho</text:span><text:span text:style-name="T196"> </text:span><text:span text:style-name="T194">(</text:span><text:span text:style-name="T193">sendo </text:span><text:span text:style-name="T194">qualquer um)</text:span></text:p>
      <text:p text:style-name="P70"/>
      <text:p text:style-name="P71"><text:span text:style-name="T20">document.getRootNode( <text:s/>) </text:span><text:s/>- <text:span text:style-name="T218">Retorna o nó raiz do documento</text:span></text:p>
      <text:p text:style-name="P51"/>
      <text:p text:style-name="P71"><text:span text:style-name="T20">.ownerDocument </text:span><text:s/>- <text:span text:style-name="T218">Retorna o proprietario do documento</text:span></text:p>
      <text:p text:style-name="P70"/>
      <text:p text:style-name="P72"><text:span text:style-name="T20">.hasChildNodes</text:span> - <text:span text:style-name="T218">Verifica se o elemento possui filhos e retorna true ou false</text:span></text:p>
      <text:p text:style-name="P51"/>
      <text:p text:style-name="P72"><text:span text:style-name="T21">.parentNode </text:span><text:s/>- <text:span text:style-name="T221">Retorna o pai</text:span></text:p>
      <text:p text:style-name="P70"/>
      <text:p text:style-name="P72"><text:span text:style-name="T21">.parentElement</text:span> - <text:span text:style-name="T221">Retorna o elemento pai</text:span></text:p>
      <text:p text:style-name="P70"><text:soft-page-break/></text:p>
      <text:p text:style-name="P72"><text:span text:style-name="T191">.nextSibling </text:span><text:s/>- <text:span text:style-name="T222">Retorna o próximo irmão ou null se for o ultimo</text:span></text:p>
      <text:p text:style-name="P51"/>
      <text:p text:style-name="P72"><text:span text:style-name="T191">.previousSibling </text:span><text:s/>- <text:span text:style-name="T197">Retorna o irmão anterior ou null se for o primeiro</text:span></text:p>
      <text:p text:style-name="P74"><text:span text:style-name="T22">.classList </text:span><text:s/>- <text:span text:style-name="T225">Retorna uma lista contendo </text:span><text:span text:style-name="T226">o valor do atributo class de um elemento</text:span></text:p>
      <text:p text:style-name="P73"/>
      <text:p text:style-name="P73"><text:span text:style-name="T22">.classList.</text:span><text:span text:style-name="T23">add(“ “)</text:span><text:span text:style-name="T22"> </text:span><text:s/>- <text:span text:style-name="T225">Adiciona um novo valor na lista, ou seja, adiciona uma nova classe em um elemento</text:span></text:p>
      <text:p text:style-name="P73"/>
      <text:p text:style-name="P73"><text:span text:style-name="T22">.classList.</text:span><text:span text:style-name="T24">contains</text:span><text:span text:style-name="T23">(“ “)</text:span><text:span text:style-name="T22"> </text:span><text:s/>- <text:span text:style-name="T227">Verifica se a lista tem uma classe especifica e retorna true ou false</text:span></text:p>
      <text:p text:style-name="P73"/>
      <text:p text:style-name="P73"><text:span text:style-name="T22">.classList.</text:span><text:span text:style-name="T26">item( <text:s/>) </text:span><text:s/>- <text:span text:style-name="T227">Retorna a classe que esta em determinada posição na lista</text:span></text:p>
      <text:p text:style-name="P73"/>
      <text:p text:style-name="P73"><text:span text:style-name="T22">.classList.</text:span><text:span text:style-name="T26">length </text:span><text:s/>- <text:span text:style-name="T227">Retorna o tamanho da lista</text:span></text:p>
      <text:p text:style-name="P73"/>
      <text:p text:style-name="P73"><text:span text:style-name="T22">.classList.</text:span><text:span text:style-name="T26">remove(“ “) </text:span><text:s/>- <text:span text:style-name="T227">Remove uma ou mais classes com </text:span><text:span text:style-name="T229">determinado</text:span><text:span text:style-name="T227"> nome</text:span></text:p>
      <text:p text:style-name="P73"/>
      <text:p text:style-name="P90"><text:span text:style-name="T22">.classList.</text:span><text:span text:style-name="T27">toggle(“ “) </text:span><text:span text:style-name="T170"><text:s/>- Vai adicionar uma classe caso não exista ou </text:span><text:span text:style-name="T171">remover</text:span><text:span text:style-name="T170"> caso exista</text:span></text:p>
      <text:p text:style-name="P73"/>
      <text:p text:style-name="P75"><text:span text:style-name="T22">.classList.</text:span><text:span text:style-name="T27">value </text:span><text:s/>- <text:span text:style-name="T228">Retorna os valores d</text:span><text:span text:style-name="T227">e</text:span><text:span text:style-name="T228"> class de um elemento como uma única string</text:span></text:p>
      <text:p text:style-name="P73"/>
      <text:p text:style-name="P75"><text:span text:style-name="T28">.className </text:span><text:s/>- <text:span text:style-name="T224">Retorna o valor do atributo class de um </text:span><text:span text:style-name="T229">determinado </text:span><text:span text:style-name="T224">elemento</text:span></text:p>
      <text:p text:style-name="P73"/>
      <text:p text:style-name="P76"><text:span text:style-name="T28">.className = “ “ </text:span><text:span text:style-name="T224"><text:s/>- </text:span><text:span text:style-name="T227">D</text:span><text:span text:style-name="T224">efine o valor do atributo class de um </text:span><text:span text:style-name="T229">determinado </text:span><text:span text:style-name="T224">elemento</text:span></text:p>
      <text:p text:style-name="P73"/>
      <text:p text:style-name="P73"><text:span text:style-name="T1">.</text:span><text:span text:style-name="T25">forEach(( <text:s/>) =&gt; { <text:s/>}) </text:span><text:span text:style-name="T223"><text:s/>- Percorre um array enquanto executa uma função que recebe os items do array como parametro</text:span></text:p>
      <text:p text:style-name="P51"/>
      <text:p text:style-name="P77"><text:span text:style-name="T188">.</text:span><text:span text:style-name="T192">find(( <text:s/>) =&gt; { <text:s/>}) </text:span><text:span text:style-name="T230"><text:s/>- </text:span><text:span text:style-name="T223">Percorre um array enquanto executa uma função, </text:span><text:span text:style-name="T231">se essa função retornar true </text:span><text:span text:style-name="T198">ela vai parar e resultar no item atual, <text:s/>se retornar false vai ter como resultado undefined</text:span></text:p>
      <text:p text:style-name="P51"/>
      <text:p text:style-name="P77"><text:span text:style-name="T1">.</text:span><text:span text:style-name="T29">every(( <text:s/>) =&gt; { <text:s/>}) </text:span><text:span text:style-name="T231"><text:s/>- </text:span><text:span text:style-name="T232">Verifica se todos os itens do array passam pelo teste implementado pela função, se todos passarem retornará true, se não false</text:span></text:p>
      <text:p text:style-name="P51"/>
      <text:p text:style-name="P77"><text:span text:style-name="T1">.</text:span><text:span text:style-name="T29">some(( <text:s/>) =&gt; { <text:s/>}) </text:span><text:span text:style-name="T231"><text:s/>- </text:span><text:span text:style-name="T233">É uma variação do every, vai testar se ao menos um dos itens do array passa no teste implementado pela função, retornando true ou false</text:span></text:p>
      <text:p text:style-name="P51"/>
      <text:p text:style-name="P78"><text:span text:style-name="T30">navigator.clipboard.read( <text:s/>) </text:span><text:s/>- <text:span text:style-name="T234">Vai </text:span><text:span text:style-name="T235">colar da area de transferencia</text:span></text:p>
      <text:p text:style-name="P78"/>
      <text:p text:style-name="P78"><text:span text:style-name="T30">navigator.clipboard.readText( <text:s/>) </text:span><text:s/>- <text:span text:style-name="T234">Vai </text:span><text:span text:style-name="T235">colar um texto da area de transferencia</text:span></text:p>
      <text:p text:style-name="P78"/>
      <text:p text:style-name="P78"><text:span text:style-name="T30">navigator.clipboard.write( <text:s/>) </text:span><text:s/>- <text:span text:style-name="T234">Vai </text:span><text:span text:style-name="T235">copiar algo e mandar pra area de transferencia</text:span></text:p>
      <text:p text:style-name="P78"/>
      <text:p text:style-name="P78"><text:soft-page-break/><text:span text:style-name="T31">navigator.clipboard.writeText( <text:s/>) </text:span><text:s/>- <text:span text:style-name="T234">Vai </text:span><text:span text:style-name="T235">copiar um texto e mandar pra area de transferencia</text:span></text:p>
      <text:p text:style-name="P78"/>
      <text:p text:style-name="P79"><text:span text:style-name="T32">window.print( <text:s/>)</text:span> - <text:span text:style-name="T236">Imprime a tela da pagina</text:span></text:p>
      <text:p text:style-name="P51"/>
      <text:p text:style-name="P80"><text:span text:style-name="T33">Symbol( <text:s/>) </text:span><text:s/>- <text:span text:style-name="T237">Retorna um objeto do tipo symbol que possui um identificador unico</text:span></text:p>
      <text:p text:style-name="P51"/>
      <text:p text:style-name="P80"><text:span text:style-name="T34">Symbol(“ “) </text:span><text:s/>- <text:span text:style-name="T237">Define uma descrição para o symbol</text:span></text:p>
      <text:p text:style-name="P96"/>
      <text:p text:style-name="P81"><text:span text:style-name="T35">Symbol.for(“ “) </text:span><text:s/>- <text:span text:style-name="T237">C</text:span><text:span text:style-name="T238">ria um identificador no registro global para o Symbol </text:span><text:span text:style-name="T237">ou retorna se já existir</text:span></text:p>
      <text:p text:style-name="P51"/>
      <text:p text:style-name="P81"><text:span text:style-name="T35">Symbol.keyFor( <text:s/>) </text:span><text:s/>- <text:span text:style-name="T238">Retorna o identificador do Symbol que executou o for, </text:span><text:span text:style-name="T239">se não executou retorna undefined</text:span></text:p>
      <text:p text:style-name="P51"/>
      <text:p text:style-name="P81"><text:span text:style-name="T37">simbolo</text:span><text:span text:style-name="T34">.description </text:span><text:s/>- <text:span text:style-name="T240">Retorna a descrição do simbolo</text:span></text:p>
      <text:p text:style-name="P51"/>
      <text:p text:style-name="P51"><text:span text:style-name="T1">.</text:span><text:span text:style-name="T36">createCaption( <text:s/>) </text:span><text:span text:style-name="T241"><text:s/>- </text:span><text:span text:style-name="T242">Cria um elemento do tipo caption</text:span></text:p>
      <text:p text:style-name="P51"/>
      <text:p text:style-name="P51"><text:span text:style-name="T1">.</text:span><text:span text:style-name="T36">deleteCaption( <text:s/>) </text:span><text:span text:style-name="T241"><text:s/>- </text:span><text:span text:style-name="T242">Deleta um elemento do tipo caption</text:span></text:p>
      <text:p text:style-name="P51"/>
      <text:p text:style-name="P91"><text:span text:style-name="T1">.createTHead( <text:s/>) </text:span><text:s/>- <text:span text:style-name="T242">Cria um elemento do tipo thead</text:span></text:p>
      <text:p text:style-name="P51"/>
      <text:p text:style-name="P91"><text:span text:style-name="T1">.deleteTHead( <text:s/>) </text:span><text:s/>- <text:span text:style-name="T242">Deleta um elemento do tipo thead</text:span></text:p>
      <text:p text:style-name="P51"/>
      <text:p text:style-name="P51"><text:span text:style-name="T1">.</text:span><text:span text:style-name="T36">createTBody( <text:s/>) </text:span><text:span text:style-name="T241"><text:s/>- </text:span><text:span text:style-name="T242">Cria um elemento do tipo tbody</text:span></text:p>
      <text:p text:style-name="P51"/>
      <text:p text:style-name="P51"><text:span text:style-name="T1">.</text:span><text:span text:style-name="T36">tBodies </text:span><text:span text:style-name="T241"><text:s/>- </text:span><text:span text:style-name="T242">Retorna uma coleção com todos os elementos do tipo tbody</text:span></text:p>
      <text:p text:style-name="P51"/>
      <text:p text:style-name="P51"><text:span text:style-name="T1">.</text:span><text:span text:style-name="T36">createTFoot( <text:s/>) </text:span><text:span text:style-name="T241"><text:s/>- </text:span><text:span text:style-name="T242">Cria um elemento do tipo tfoot</text:span></text:p>
      <text:p text:style-name="P51"/>
      <text:p text:style-name="P51"><text:span text:style-name="T1">.</text:span><text:span text:style-name="T36">deleteTFoot( <text:s/>) </text:span><text:span text:style-name="T241"><text:s/>- </text:span><text:span text:style-name="T242">Deleta um elemento do tipo tfoot</text:span></text:p>
      <text:p text:style-name="P51"/>
      <text:p text:style-name="P51"><text:span text:style-name="T1">.</text:span><text:span text:style-name="T36">rows </text:span><text:span text:style-name="T241"><text:s/>- </text:span><text:span text:style-name="T242">Retorna uma coleção com todos os elementos tr</text:span></text:p>
      <text:p text:style-name="P51"/>
      <text:p text:style-name="P51"><text:span text:style-name="T1">.</text:span><text:span text:style-name="T36">insertRow( <text:s/>) </text:span><text:span text:style-name="T241"><text:s/>- </text:span><text:span text:style-name="T242">Adiciona um novo elemento tr em uma posição especifica</text:span></text:p>
      <text:p text:style-name="P51"/>
      <text:p text:style-name="P51"><text:span text:style-name="T1">.</text:span><text:span text:style-name="T36">deleteRow( <text:s/>) </text:span><text:span text:style-name="T241"><text:s/>- </text:span><text:span text:style-name="T242">Deleta um elemento tr em uma posição especifica</text:span></text:p>
      <text:p text:style-name="P51"/>
      <text:p text:style-name="P51"><text:span text:style-name="T1">.</text:span><text:span text:style-name="T36">cells </text:span><text:span text:style-name="T241"><text:s/>- </text:span><text:span text:style-name="T243">Retorna uma coleção com todos os elementos td e th</text:span></text:p>
      <text:p text:style-name="P51"/>
      <text:p text:style-name="P51"><text:span text:style-name="T1">.</text:span><text:span text:style-name="T36">insertCell( <text:s/>) </text:span><text:span text:style-name="T241"><text:s/>- </text:span><text:span text:style-name="T243">Adiciona um novo elemento td em uma posição especifica</text:span></text:p>
      <text:p text:style-name="P51"/>
      <text:p text:style-name="P91"><text:span text:style-name="T1">.deleteCell( <text:s/>) </text:span><text:s/>- <text:span text:style-name="T243">Deleta um elemento td em uma posição especifica</text:span></text:p>
      <text:p text:style-name="P51"/>
      <text:p text:style-name="P92"><text:soft-page-break/><text:span text:style-name="T1">fetch( <text:s/>) </text:span><text:s/>- <text:span text:style-name="T245">Busca recursos da rede (dados de sites ou APIs) e retorna uma promessa que é cumprida assim que a resposta estiver disponivel, ou seja, busca dados json e retorna uma promessa desses dados</text:span></text:p>
      <text:p text:style-name="P51"/>
      <text:p text:style-name="P89"><text:span text:style-name="T1">.</text:span><text:span text:style-name="T38">json( <text:s/>) </text:span><text:span text:style-name="T244"><text:s/>- </text:span><text:span text:style-name="T246">Pega uma promessa json (fluxo response) e lê até a conclusão, </text:span><text:span text:style-name="T247">ou seja, recebe uma promessa com dados json e retorna esses dados como um array de objetos</text:span></text:p>
      <text:p text:style-name="P97"/>
      <text:p text:style-name="P93"><text:span text:style-name="T1">Array.from( <text:s/>) </text:span><text:s/>- Converte, cria ou transforma qualquer objeto iteravel em um array</text:p>
      <text:p text:style-name="P88"/>
      <text:p text:style-name="P98"><text:span text:style-name="T39">.padStart( <text:s/>) </text:span><text:s/>- Preenche o inicio de uma string com outra até determinado comprimento</text:p>
      <text:p text:style-name="P98"/>
      <text:p text:style-name="P98"><text:span text:style-name="T39">.padEnd( <text:s/>) </text:span><text:s/>- Preenche o fim de uma string com outra até determinado comprimento</text:p>
      <text:p text:style-name="P98"/>
      <text:p text:style-name="P98"><text:span text:style-name="T39">.</text:span><text:span text:style-name="T40">trimStart( <text:s/>) </text:span><text:span text:style-name="T250"><text:s/>- Remove os espaços iniciais de uma string</text:span></text:p>
      <text:p text:style-name="P98"/>
      <text:p text:style-name="P98"><text:span text:style-name="T39">.</text:span><text:span text:style-name="T40">trimEnd( <text:s/>) </text:span><text:span text:style-name="T250"><text:s/>- Remove os espaços finais de uma string</text:span></text:p>
      <text:p text:style-name="P98"/>
      <text:p text:style-name="P100"><text:span text:style-name="T39">.codePointAt( <text:s/>) </text:span><text:s/>- <text:span text:style-name="T251">Retorna o valor do ponto de codigo unicode na posição especificada</text:span></text:p>
      <text:p text:style-name="P100"/>
      <text:p text:style-name="P100"><text:span text:style-name="T39">.</text:span><text:span text:style-name="T41">at( <text:s/>) </text:span><text:span text:style-name="T252"><text:s/>- Retorna o item do array na posição especificada</text:span></text:p>
      <text:p text:style-name="P98"/>
      <text:p text:style-name="P101"><text:span text:style-name="T39">.entries( <text:s/>) </text:span><text:s/>- Retorna um array chave / valor onde a chave é o indice e o valor são os itens do array alvo</text:p>
      <text:p text:style-name="P98"/>
      <text:p text:style-name="P99"><text:span text:style-name="T39">.</text:span><text:span text:style-name="T42">fill( <text:s/>) </text:span><text:span text:style-name="T254"><text:s/>- </text:span><text:span text:style-name="T255">Altera os itens de um array da posição inicial até a posição final com um valor estático</text:span></text:p>
      <text:p text:style-name="P98"/>
      <text:p text:style-name="P102"><text:span text:style-name="T39">.findIndex(( <text:s/>) =&gt; { <text:s/>}) </text:span><text:s/>- <text:span text:style-name="T261">Retorna </text:span><text:span text:style-name="T262">a posição</text:span><text:span text:style-name="T261"> do primeiro item que cumpre o teste passado pela função ou -1</text:span></text:p>
      <text:p text:style-name="P102"/>
      <text:p text:style-name="P102"><text:span text:style-name="T39">.</text:span><text:span text:style-name="T43">findLast(( <text:s/>) =&gt; { <text:s/>}) </text:span><text:span text:style-name="T262"><text:s/>- Retorna o primeiro item na ordem inversa que cumpre o teste passado pela função ou undefined</text:span></text:p>
      <text:p text:style-name="P102"/>
      <text:p text:style-name="P102"><text:span text:style-name="T39">.</text:span><text:span text:style-name="T43">findLastIndex(( <text:s/>) =&gt; { <text:s/>}) </text:span><text:span text:style-name="T262"><text:s/>- Retorna a posição </text:span><text:span text:style-name="T263">do primeiro item na ordem inversa que cumpre o teste passado pela função ou -1</text:span></text:p>
      <text:p text:style-name="P102"/>
      <text:p text:style-name="P103"><text:span text:style-name="T39">.</text:span><text:span text:style-name="T44">flat( <text:s/>) </text:span><text:span text:style-name="T263"><text:s/>- </text:span><text:span text:style-name="T274">Retorna um array com os elementos dos sub-arrays concatenados até a profundidade especificada</text:span></text:p>
      <text:p text:style-name="P102"/>
      <text:p text:style-name="P103"><text:span text:style-name="T39">.</text:span><text:span text:style-name="T44">flatMap(( <text:s/>) =&gt; { <text:s/>}) </text:span><text:span text:style-name="T263"><text:s/>- </text:span><text:span text:style-name="T275">Percorre um array e retorna outro com cada um dos valores transformados a partir de uma função e achatados em um nivel, é a junção do map com o flat de profundidade 1</text:span></text:p>
      <text:p text:style-name="P102"/>
      <text:p text:style-name="P107"><text:span text:style-name="T39">Array.isArray( <text:s/>) </text:span><text:s/>- <text:span text:style-name="T276">Determina se o valor passado é um array retornando true ou false</text:span></text:p>
      <text:p text:style-name="P102"/>
      <text:p text:style-name="P104"><text:soft-page-break/><text:span text:style-name="T39">.</text:span><text:span text:style-name="T44">join( <text:s/>) </text:span><text:span text:style-name="T263"><text:s/>- </text:span><text:span text:style-name="T278">Concatena todos os itens de um array </text:span><text:span text:style-name="T279">a partir de </text:span><text:span text:style-name="T277">um separador, retornando no final uma string</text:span></text:p>
      <text:p text:style-name="P102"/>
      <text:p text:style-name="P109"><text:span text:style-name="T281">Array.of( <text:s/>) </text:span><text:s/>- <text:span text:style-name="T282">Cria um array com os valores do parametro</text:span></text:p>
      <text:p text:style-name="P102"/>
      <text:p text:style-name="P105"><text:span text:style-name="T39">.</text:span><text:span text:style-name="T45">pop( <text:s/>) </text:span><text:span text:style-name="T280"><text:s/>- </text:span><text:span text:style-name="T284">Remove e retorna o ultimo item do array</text:span></text:p>
      <text:p text:style-name="P102"/>
      <text:p text:style-name="P105"><text:span text:style-name="T39">.</text:span><text:span text:style-name="T45">reduceRight(( <text:s/>) =&gt; { <text:s/>}, ) </text:span><text:span text:style-name="T280"><text:s/>- </text:span><text:span text:style-name="T285">Funciona da mesma forma que o reduce mas na direção oposta</text:span></text:p>
      <text:p text:style-name="P102"/>
      <text:p text:style-name="P110"><text:span text:style-name="T39">.reverse( <text:s/>) </text:span><text:s/>- <text:span text:style-name="T286">Inverte e retorna o array invertido</text:span></text:p>
      <text:p text:style-name="P102"/>
      <text:p text:style-name="P105"><text:span text:style-name="T39">.</text:span><text:span text:style-name="T47">shift( <text:s/>) </text:span><text:span text:style-name="T283"><text:s/>- </text:span><text:span text:style-name="T287">Remove e retorna o primeiro item de um array</text:span></text:p>
      <text:p text:style-name="P102"/>
      <text:p text:style-name="P105"><text:span text:style-name="T39">.</text:span><text:span text:style-name="T47">splice( <text:s/>) </text:span><text:span text:style-name="T283"><text:s/>- </text:span><text:span text:style-name="T288">Remove, substitui ou adiciona itens d</text:span><text:span text:style-name="T289">e um</text:span><text:span text:style-name="T288"> array modificando o conteudo original </text:span><text:span text:style-name="T289">e retorna os itens removidos como um novo array</text:span></text:p>
      <text:p text:style-name="P102"/>
      <text:p text:style-name="P105"><text:span text:style-name="T39">.</text:span><text:span text:style-name="T47">unshift( <text:s/>) </text:span><text:span text:style-name="T283"><text:s/>- <text:s/></text:span><text:span text:style-name="T290">Adiciona um ou mais itens no inicio de um array e retorna o novo tamanho dele</text:span></text:p>
      <text:p text:style-name="P102"/>
      <text:p text:style-name="P106"><text:span text:style-name="T39">.</text:span><text:span text:style-name="T49">copyWithin( <text:s/>) </text:span><text:span text:style-name="T291"><text:s/>- </text:span><text:span text:style-name="T293">Copia </text:span><text:span text:style-name="T294">e cola</text:span><text:span text:style-name="T293"> os itens de um array de uma posição para outra</text:span></text:p>
      <text:p text:style-name="P102"/>
      <text:p text:style-name="P112"><text:span text:style-name="T258">.</text:span><text:span text:style-name="T259">values( <text:s/>) </text:span><text:span text:style-name="T256"><text:s/>- </text:span><text:span text:style-name="T257">I</text:span><text:span text:style-name="T144">mprime todos os elementos do array</text:span></text:p>
      <text:p text:style-name="P102"/>
      <text:p text:style-name="P111"><text:span text:style-name="T39">Object.fromEntries( <text:s/>) </text:span><text:s/>- </text:p>
      <text:p text:style-name="P102"/>
      <text:p text:style-name="P111"><text:span text:style-name="T39">Object.getOwnPropertyDescriptors( <text:s/>) </text:span><text:s/>- 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rw-din" svg:font-family="urw-din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3-04T16:06:06.852809938</dc:date>
    <meta:editing-duration>PT11H8M55S</meta:editing-duration>
    <meta:editing-cycles>70</meta:editing-cycles>
    <meta:generator>LibreOffice/7.0.4.2$Linux_X86_64 LibreOffice_project/00$Build-2</meta:generator>
    <meta:document-statistic meta:table-count="0" meta:image-count="0" meta:object-count="0" meta:page-count="18" meta:paragraph-count="390" meta:word-count="4023" meta:character-count="23402" meta:non-whitespace-character-count="19168"/>
  </office:meta>
</office:document-meta>
</file>